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31in" style:rel-width="100%" fo:margin-left="-0.075in" table:align="left" style:writing-mode="lr-tb"/>
    </style:style>
    <style:style style:name="Table3.A" style:family="table-column">
      <style:table-column-properties style:column-width="2.9104in" style:rel-column-width="4162*"/>
    </style:style>
    <style:style style:name="Table3.B" style:family="table-column">
      <style:table-column-properties style:column-width="1.8819in" style:rel-column-width="2691*"/>
    </style:style>
    <style:style style:name="Table3.C" style:family="table-column">
      <style:table-column-properties style:column-width="1.9007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4764in"/>
    </style:style>
    <style:style style:name="Table1.C" style:family="table-column">
      <style:table-column-properties style:column-width="1.7715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2.9514in"/>
    </style:style>
    <style:style style:name="Table6.B" style:family="table-column">
      <style:table-column-properties style:column-width="1.7479in"/>
    </style:style>
    <style:style style:name="Table6.C"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2" style:family="table-row">
      <style:table-row-properties style:min-row-height="0.384in" fo:keep-together="auto"/>
    </style:style>
    <style:style style:name="Table6.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1931in" fo:keep-together="auto"/>
    </style:style>
    <style:style style:name="Table6.A3" style:family="table-cell">
      <style:table-cell-properties style:vertical-align="top" fo:padding-left="0.075in" fo:padding-right="0.075in" fo:padding-top="0in" fo:padding-bottom="0in" fo:border="none" style:writing-mode="lr-tb"/>
    </style:style>
    <style:style style:name="Table6.B3"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6.4" style:family="table-row">
      <style:table-row-properties style:min-row-height="0.3611in" fo:keep-together="auto"/>
    </style:style>
    <style:style style:name="Table6.5"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paragraph-properties fo:text-align="center" style:justify-single-word="false"/>
      <style:text-properties style:font-size-complex="14pt"/>
    </style:style>
    <style:style style:name="P5" style:family="paragraph" style:parent-style-name="Standard_20__28_user_29_">
      <style:paragraph-properties fo:text-align="center" style:justify-single-word="false"/>
      <style:text-properties officeooo:paragraph-rsid="0008365a" style:font-size-complex="14pt"/>
    </style:style>
    <style:style style:name="P6"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7" style:family="paragraph" style:parent-style-name="Standard_20__28_user_29_">
      <style:text-properties fo:language="en" fo:country="US"/>
    </style:style>
    <style:style style:name="P8" style:family="paragraph" style:parent-style-name="Standard_20__28_user_29_">
      <style:text-properties officeooo:rsid="0018d056" officeooo:paragraph-rsid="0018d056"/>
    </style:style>
    <style:style style:name="P9" style:family="paragraph" style:parent-style-name="Standard_20__28_user_29_">
      <style:text-properties officeooo:paragraph-rsid="00190274"/>
    </style:style>
    <style:style style:name="P10" style:family="paragraph" style:parent-style-name="Standard_20__28_user_29_">
      <style:text-properties officeooo:rsid="0019bdbc" officeooo:paragraph-rsid="0019bdbc"/>
    </style:style>
    <style:style style:name="P11" style:family="paragraph" style:parent-style-name="Standard_20__28_user_29_">
      <style:text-properties officeooo:paragraph-rsid="001dfc80"/>
    </style:style>
    <style:style style:name="P12" style:family="paragraph" style:parent-style-name="Standard_20__28_user_29_">
      <style:text-properties officeooo:rsid="001fafd7" officeooo:paragraph-rsid="001fafd7"/>
    </style:style>
    <style:style style:name="P13" style:family="paragraph" style:parent-style-name="Standard_20__28_user_29_">
      <style:text-properties officeooo:rsid="00218f33" officeooo:paragraph-rsid="00218f33"/>
    </style:style>
    <style:style style:name="P14" style:family="paragraph" style:parent-style-name="Standard_20__28_user_29_">
      <style:text-properties officeooo:paragraph-rsid="003503a4"/>
    </style:style>
    <style:style style:name="P15" style:family="paragraph" style:parent-style-name="Standard_20__28_user_29_">
      <style:text-properties officeooo:paragraph-rsid="00359a57"/>
    </style:style>
    <style:style style:name="P16" style:family="paragraph" style:parent-style-name="Standard_20__28_user_29_">
      <style:text-properties officeooo:paragraph-rsid="0033f695"/>
    </style:style>
    <style:style style:name="P17" style:family="paragraph" style:parent-style-name="Standard_20__28_user_29_">
      <style:text-properties officeooo:paragraph-rsid="00378c6d"/>
    </style:style>
    <style:style style:name="P18" style:family="paragraph" style:parent-style-name="Standard_20__28_user_29_">
      <style:text-properties officeooo:paragraph-rsid="003b82a4"/>
    </style:style>
    <style:style style:name="P19" style:family="paragraph" style:parent-style-name="Standard_20__28_user_29_">
      <style:text-properties fo:language="ru" fo:country="RU" officeooo:rsid="0018d056" officeooo:paragraph-rsid="0018d056"/>
    </style:style>
    <style:style style:name="P20" style:family="paragraph" style:parent-style-name="Standard_20__28_user_29_">
      <style:text-properties fo:language="ru" fo:country="RU" officeooo:rsid="001a7a60" officeooo:paragraph-rsid="001a7a60"/>
    </style:style>
    <style:style style:name="P21" style:family="paragraph" style:parent-style-name="Standard_20__28_user_29_">
      <style:text-properties fo:language="ru" fo:country="RU" officeooo:rsid="00462423" officeooo:paragraph-rsid="00462423"/>
    </style:style>
    <style:style style:name="P22" style:family="paragraph" style:parent-style-name="Standard_20__28_user_29_">
      <style:text-properties fo:language="ru" fo:country="RU" officeooo:rsid="00612526" officeooo:paragraph-rsid="00612526"/>
    </style:style>
    <style:style style:name="P23" style:family="paragraph" style:parent-style-name="Standard_20__28_user_29_">
      <style:text-properties fo:language="ru" fo:country="RU" officeooo:rsid="00552b7d" officeooo:paragraph-rsid="00552b7d"/>
    </style:style>
    <style:style style:name="P24" style:family="paragraph" style:parent-style-name="Standard_20__28_user_29_">
      <style:text-properties fo:language="ru" fo:country="RU" officeooo:rsid="0053e39e" officeooo:paragraph-rsid="00586abd"/>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53e39e" officeooo:paragraph-rsid="00612526"/>
    </style:style>
    <style:style style:name="P27" style:family="paragraph" style:parent-style-name="Standard_20__28_user_29_">
      <style:text-properties fo:language="ru" fo:country="RU" officeooo:rsid="0053e39e" officeooo:paragraph-rsid="00616a33"/>
    </style:style>
    <style:style style:name="P28" style:family="paragraph" style:parent-style-name="Standard_20__28_user_29_">
      <style:text-properties fo:language="ru" fo:country="RU" officeooo:rsid="0053e39e" officeooo:paragraph-rsid="0070e927"/>
    </style:style>
    <style:style style:name="P29" style:family="paragraph" style:parent-style-name="Standard_20__28_user_29_">
      <style:text-properties fo:language="ru" fo:country="RU" officeooo:rsid="0053e39e" officeooo:paragraph-rsid="0077e91d"/>
    </style:style>
    <style:style style:name="P30" style:family="paragraph" style:parent-style-name="Standard_20__28_user_29_">
      <style:text-properties fo:language="ru" fo:country="RU" officeooo:rsid="00642632" officeooo:paragraph-rsid="00642632"/>
    </style:style>
    <style:style style:name="P31" style:family="paragraph" style:parent-style-name="Standard_20__28_user_29_">
      <style:text-properties fo:language="ru" fo:country="RU" fo:font-style="normal" officeooo:rsid="00762e77" officeooo:paragraph-rsid="0077e91d" style:font-style-asian="normal" style:font-style-complex="normal"/>
    </style:style>
    <style:style style:name="P32" style:family="paragraph" style:parent-style-name="Standard_20__28_user_29_">
      <style:text-properties fo:language="ru" fo:country="RU" fo:font-style="normal" officeooo:rsid="00762e77" officeooo:paragraph-rsid="00784b7e" style:font-style-asian="normal" style:font-style-complex="normal"/>
    </style:style>
    <style:style style:name="P33" style:family="paragraph" style:parent-style-name="Standard_20__28_user_29_">
      <style:text-properties fo:language="ru" fo:country="RU" fo:font-style="normal" officeooo:rsid="00762e77" officeooo:paragraph-rsid="00787e16" style:font-style-asian="normal" style:font-style-complex="normal"/>
    </style:style>
    <style:style style:name="P34" style:family="paragraph" style:parent-style-name="Standard_20__28_user_29_">
      <style:text-properties fo:language="ru" fo:country="RU" fo:font-style="normal" officeooo:rsid="007b9842" officeooo:paragraph-rsid="007a0000" style:font-style-asian="normal" style:font-style-complex="normal"/>
    </style:style>
    <style:style style:name="P35" style:family="paragraph" style:parent-style-name="Standard_20__28_user_29_">
      <style:text-properties fo:language="ru" fo:country="RU" fo:font-style="normal" officeooo:rsid="007c108d" officeooo:paragraph-rsid="008345b0" style:font-style-asian="normal" style:font-style-complex="normal"/>
    </style:style>
    <style:style style:name="P36" style:family="paragraph" style:parent-style-name="Standard_20__28_user_29_">
      <style:text-properties fo:language="ru" fo:country="RU" fo:font-style="normal" officeooo:rsid="007c108d" officeooo:paragraph-rsid="0084e4b5" style:font-style-asian="normal" style:font-style-complex="normal"/>
    </style:style>
    <style:style style:name="P37" style:family="paragraph" style:parent-style-name="Standard_20__28_user_29_">
      <style:text-properties fo:language="ru" fo:country="RU" fo:font-style="normal" officeooo:rsid="007c108d" officeooo:paragraph-rsid="008536ff" style:font-style-asian="normal" style:font-style-complex="normal"/>
    </style:style>
    <style:style style:name="P38" style:family="paragraph" style:parent-style-name="Standard_20__28_user_29_">
      <style:text-properties fo:language="ru" fo:country="RU" fo:font-style="normal" officeooo:rsid="007c108d" officeooo:paragraph-rsid="008e4864" style:font-style-asian="normal" style:font-style-complex="normal"/>
    </style:style>
    <style:style style:name="P39" style:family="paragraph" style:parent-style-name="Standard_20__28_user_29_">
      <style:text-properties fo:language="ru" fo:country="RU" fo:font-style="normal" officeooo:rsid="007c108d" officeooo:paragraph-rsid="008f91f1" style:font-style-asian="normal" style:font-style-complex="normal"/>
    </style:style>
    <style:style style:name="P40" style:family="paragraph" style:parent-style-name="Standard_20__28_user_29_">
      <style:text-properties officeooo:rsid="001dfc80" officeooo:paragraph-rsid="001dfc80"/>
    </style:style>
    <style:style style:name="P41" style:family="paragraph" style:parent-style-name="Standard_20__28_user_29_">
      <style:text-properties officeooo:paragraph-rsid="003c3d1c"/>
    </style:style>
    <style:style style:name="P42" style:family="paragraph" style:parent-style-name="Standard_20__28_user_29_">
      <style:text-properties officeooo:rsid="0042f83f" officeooo:paragraph-rsid="0042f83f"/>
    </style:style>
    <style:style style:name="P43" style:family="paragraph" style:parent-style-name="Standard_20__28_user_29_">
      <style:text-properties officeooo:paragraph-rsid="00462423"/>
    </style:style>
    <style:style style:name="P44" style:family="paragraph" style:parent-style-name="Standard_20__28_user_29_">
      <style:text-properties officeooo:rsid="00568784" officeooo:paragraph-rsid="005a3746"/>
    </style:style>
    <style:style style:name="P45" style:family="paragraph" style:parent-style-name="Standard_20__28_user_29_">
      <style:text-properties officeooo:rsid="005cb0a6" officeooo:paragraph-rsid="005cb0a6"/>
    </style:style>
    <style:style style:name="P46" style:family="paragraph" style:parent-style-name="Standard_20__28_user_29_">
      <style:text-properties officeooo:paragraph-rsid="00612526"/>
    </style:style>
    <style:style style:name="P47" style:family="paragraph" style:parent-style-name="Standard_20__28_user_29_">
      <style:text-properties officeooo:paragraph-rsid="00631d44"/>
    </style:style>
    <style:style style:name="P48" style:family="paragraph" style:parent-style-name="Standard_20__28_user_29_">
      <style:text-properties officeooo:paragraph-rsid="00656c13"/>
    </style:style>
    <style:style style:name="P49" style:family="paragraph" style:parent-style-name="Standard_20__28_user_29_">
      <style:text-properties officeooo:rsid="006a2726" officeooo:paragraph-rsid="006a2726"/>
    </style:style>
    <style:style style:name="P50" style:family="paragraph" style:parent-style-name="Standard_20__28_user_29_">
      <style:text-properties officeooo:rsid="006e966b" officeooo:paragraph-rsid="006f45d9"/>
    </style:style>
    <style:style style:name="P51" style:family="paragraph" style:parent-style-name="Standard_20__28_user_29_">
      <style:text-properties officeooo:paragraph-rsid="006f45d9"/>
    </style:style>
    <style:style style:name="P52" style:family="paragraph" style:parent-style-name="Standard_20__28_user_29_">
      <style:text-properties officeooo:rsid="0070e927" officeooo:paragraph-rsid="0070e927"/>
    </style:style>
    <style:style style:name="P53" style:family="paragraph" style:parent-style-name="Standard_20__28_user_29_">
      <style:text-properties officeooo:paragraph-rsid="0070ed9c"/>
    </style:style>
    <style:style style:name="P54" style:family="paragraph" style:parent-style-name="Standard_20__28_user_29_">
      <style:text-properties officeooo:rsid="001e22b5" officeooo:paragraph-rsid="001e22b5"/>
    </style:style>
    <style:style style:name="P55" style:family="paragraph" style:parent-style-name="Standard_20__28_user_29_">
      <style:text-properties officeooo:rsid="0030efd5" officeooo:paragraph-rsid="00359a57"/>
    </style:style>
    <style:style style:name="P56" style:family="paragraph" style:parent-style-name="Standard_20__28_user_29_">
      <style:text-properties officeooo:rsid="005f8cf2" officeooo:paragraph-rsid="005f8cf2"/>
    </style:style>
    <style:style style:name="P57" style:family="paragraph" style:parent-style-name="Standard_20__28_user_29_">
      <style:text-properties officeooo:rsid="00749992" officeooo:paragraph-rsid="00749992"/>
    </style:style>
    <style:style style:name="P58" style:family="paragraph" style:parent-style-name="Standard_20__28_user_29_">
      <style:text-properties officeooo:paragraph-rsid="00762e77"/>
    </style:style>
    <style:style style:name="P59" style:family="paragraph" style:parent-style-name="Standard_20__28_user_29_">
      <style:text-properties officeooo:paragraph-rsid="0077e91d"/>
    </style:style>
    <style:style style:name="P60" style:family="paragraph" style:parent-style-name="Standard_20__28_user_29_">
      <style:text-properties officeooo:rsid="0077e91d" officeooo:paragraph-rsid="00784b7e"/>
    </style:style>
    <style:style style:name="P61" style:family="paragraph" style:parent-style-name="Standard_20__28_user_29_">
      <style:text-properties officeooo:paragraph-rsid="00784b7e"/>
    </style:style>
    <style:style style:name="P62" style:family="paragraph" style:parent-style-name="Standard_20__28_user_29_">
      <style:text-properties officeooo:rsid="00787e16" officeooo:paragraph-rsid="00787e16"/>
    </style:style>
    <style:style style:name="P63" style:family="paragraph" style:parent-style-name="Standard_20__28_user_29_">
      <style:text-properties officeooo:paragraph-rsid="00797ee4"/>
    </style:style>
    <style:style style:name="P64" style:family="paragraph" style:parent-style-name="Standard_20__28_user_29_">
      <style:text-properties officeooo:paragraph-rsid="007a0000"/>
    </style:style>
    <style:style style:name="P65" style:family="paragraph" style:parent-style-name="Standard_20__28_user_29_">
      <style:text-properties officeooo:rsid="0081df6c" officeooo:paragraph-rsid="008345b0"/>
    </style:style>
    <style:style style:name="P66" style:family="paragraph" style:parent-style-name="Standard_20__28_user_29_">
      <style:text-properties officeooo:rsid="008536ff" officeooo:paragraph-rsid="008536ff"/>
    </style:style>
    <style:style style:name="P67" style:family="paragraph" style:parent-style-name="Standard_20__28_user_29_">
      <style:text-properties officeooo:rsid="0092d211" officeooo:paragraph-rsid="0092d211"/>
    </style:style>
    <style:style style:name="P68" style:family="paragraph" style:parent-style-name="Standard_20__28_user_29_">
      <style:text-properties officeooo:paragraph-rsid="009551bd"/>
    </style:style>
    <style:style style:name="P6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7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7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7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7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7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7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7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7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7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paragraph-rsid="0008365a" style:font-size-asian="14pt" fo:hyphenate="true" fo:hyphenation-remain-char-count="2" fo:hyphenation-push-char-count="2" loext:hyphenation-no-caps="false"/>
    </style:style>
    <style:style style:name="P7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8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ff0000" fo:font-size="14pt" officeooo:paragraph-rsid="0008365a" style:font-size-asian="14pt" style:font-size-complex="14pt" fo:hyphenate="true" fo:hyphenation-remain-char-count="2" fo:hyphenation-push-char-count="2" loext:hyphenation-no-caps="false"/>
    </style:style>
    <style:style style:name="P8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8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8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8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8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8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8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8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90"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91"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9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9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9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officeooo:paragraph-rsid="0008365a" style:font-size-asian="14pt" fo:hyphenate="true" fo:hyphenation-remain-char-count="2" fo:hyphenation-push-char-count="2" loext:hyphenation-no-caps="false"/>
    </style:style>
    <style:style style:name="P9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9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9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9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99"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00"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01"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02"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008365a" style:font-size-asian="14pt" style:font-size-complex="14pt" style:font-weight-complex="bold" fo:hyphenate="true" fo:hyphenation-remain-char-count="2" fo:hyphenation-push-char-count="2" loext:hyphenation-no-caps="false"/>
    </style:style>
    <style:style style:name="P103"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04"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05"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06"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07"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08" style:family="paragraph" style:parent-style-name="Standard_20__28_user_29_" style:master-page-name="">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style:page-number="auto"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09" style:family="paragraph" style:parent-style-name="Standard_20__28_user_29_">
      <style:paragraph-properties fo:margin-left="0in" fo:margin-right="0in" fo:text-indent="0in" style:auto-text-indent="false"/>
      <style:text-properties officeooo:rsid="005c7c32" officeooo:paragraph-rsid="005c7c32"/>
    </style:style>
    <style:style style:name="P110" style:family="paragraph" style:parent-style-name="Standard_20__28_user_29_">
      <style:paragraph-properties fo:margin-left="0in" fo:margin-right="0in" fo:text-indent="0in" style:auto-text-indent="false"/>
      <style:text-properties officeooo:rsid="0070e927" officeooo:paragraph-rsid="0070ed9c"/>
    </style:style>
    <style:style style:name="P111" style:family="paragraph" style:parent-style-name="Standard_20__28_user_29_">
      <style:paragraph-properties fo:margin-left="0in" fo:margin-right="0in" fo:text-indent="0in" style:auto-text-indent="false"/>
      <style:text-properties officeooo:rsid="00787e16" officeooo:paragraph-rsid="00787e16"/>
    </style:style>
    <style:style style:name="P112" style:family="paragraph" style:parent-style-name="Standard_20__28_user_29_">
      <style:paragraph-properties fo:margin-left="0in" fo:margin-right="0in" fo:text-indent="0in" style:auto-text-indent="false"/>
      <style:text-properties officeooo:rsid="007b9842" officeooo:paragraph-rsid="007da1b5"/>
    </style:style>
    <style:style style:name="P113" style:family="paragraph" style:parent-style-name="Standard_20__28_user_29_">
      <style:paragraph-properties fo:margin-left="0in" fo:margin-right="0in" fo:text-indent="0in" style:auto-text-indent="false"/>
      <style:text-properties officeooo:paragraph-rsid="007b9842"/>
    </style:style>
    <style:style style:name="P114" style:family="paragraph" style:parent-style-name="Standard_20__28_user_29_">
      <style:paragraph-properties fo:margin-left="0in" fo:margin-right="0in" fo:text-indent="0in" style:auto-text-indent="false"/>
      <style:text-properties officeooo:rsid="0085dbec" officeooo:paragraph-rsid="0085dbec"/>
    </style:style>
    <style:style style:name="P115" style:family="paragraph" style:parent-style-name="Standard_20__28_user_29_">
      <style:paragraph-properties fo:margin-left="0in" fo:margin-right="0in" fo:text-indent="0in" style:auto-text-indent="false"/>
      <style:text-properties officeooo:rsid="0085dbec" officeooo:paragraph-rsid="008f91f1"/>
    </style:style>
    <style:style style:name="P116" style:family="paragraph" style:parent-style-name="Standard_20__28_user_29_">
      <style:paragraph-properties fo:margin-left="0in" fo:margin-right="0in" fo:text-indent="0in" style:auto-text-indent="false"/>
      <style:text-properties officeooo:rsid="008e4864" officeooo:paragraph-rsid="008e4864"/>
    </style:style>
    <style:style style:name="P117" style:family="paragraph" style:parent-style-name="Standard_20__28_user_29_">
      <style:paragraph-properties fo:margin-left="0in" fo:margin-right="0in" fo:text-indent="0in" style:auto-text-indent="false"/>
      <style:text-properties officeooo:rsid="008f91f1" officeooo:paragraph-rsid="008f91f1"/>
    </style:style>
    <style:style style:name="P118"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19" style:family="paragraph" style:parent-style-name="Standard_20__28_user_29_">
      <style:paragraph-properties fo:margin-left="0in" fo:margin-right="0in" fo:text-indent="0in" style:auto-text-indent="false"/>
      <style:text-properties fo:language="ru" fo:country="RU" fo:font-style="normal" officeooo:rsid="008536ff" officeooo:paragraph-rsid="008536ff" style:font-style-asian="normal" style:font-style-complex="normal"/>
    </style:style>
    <style:style style:name="P12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121" style:family="paragraph" style:parent-style-name="Standard">
      <style:paragraph-properties style:snap-to-layout-grid="false"/>
      <style:text-properties fo:font-size="14pt" officeooo:paragraph-rsid="000ebc3f" style:font-size-asian="14pt" style:font-size-complex="14pt"/>
    </style:style>
    <style:style style:name="P122" style:family="paragraph" style:parent-style-name="Standard">
      <style:paragraph-properties fo:line-height="150%" fo:text-align="end" style:justify-single-word="false"/>
      <style:text-properties officeooo:paragraph-rsid="000ebc3f"/>
    </style:style>
    <style:style style:name="P123" style:family="paragraph" style:parent-style-name="Standard">
      <style:text-properties officeooo:paragraph-rsid="000ebc3f"/>
    </style:style>
    <style:style style:name="P124" style:family="paragraph" style:parent-style-name="Standard">
      <style:paragraph-properties style:snap-to-layout-grid="false"/>
      <style:text-properties fo:font-size="8pt" officeooo:paragraph-rsid="000ebc3f" style:font-size-asian="8pt" style:font-size-complex="8pt"/>
    </style:style>
    <style:style style:name="P125" style:family="paragraph" style:parent-style-name="Standard">
      <style:paragraph-properties style:snap-to-layout-grid="false"/>
      <style:text-properties style:text-position="super 58%" fo:font-size="8pt" fo:font-style="italic" officeooo:paragraph-rsid="000ebc3f" style:font-size-asian="8pt" style:font-style-asian="italic" style:font-size-complex="8pt"/>
    </style:style>
    <style:style style:name="P126"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127"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128" style:family="paragraph" style:parent-style-name="Standard">
      <style:paragraph-properties fo:line-height="150%" fo:text-align="end" style:justify-single-word="false"/>
      <style:text-properties fo:color="#000000" officeooo:paragraph-rsid="000ebc3f"/>
    </style:style>
    <style:style style:name="P129"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0b2754"/>
    </style:style>
    <style:style style:name="P132" style:family="paragraph" style:parent-style-name="Heading_20_1">
      <style:paragraph-properties fo:break-before="page"/>
      <style:text-properties officeooo:paragraph-rsid="00133815"/>
    </style:style>
    <style:style style:name="P133" style:family="paragraph" style:parent-style-name="Contents_20_Heading">
      <style:paragraph-properties fo:break-before="page"/>
    </style:style>
    <style:style style:name="P134" style:family="paragraph" style:parent-style-name="Standard_20__28_user_29_">
      <style:paragraph-properties fo:margin-top="0in" fo:margin-bottom="1.5165in" loext:contextual-spacing="false"/>
    </style:style>
    <style:style style:name="P135"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136" style:family="paragraph" style:parent-style-name="Heading_20_2">
      <style:text-properties officeooo:rsid="00462423" officeooo:paragraph-rsid="00462423"/>
    </style:style>
    <style:style style:name="P137" style:family="paragraph" style:parent-style-name="Heading_20_2">
      <style:text-properties officeooo:rsid="004431fe" officeooo:paragraph-rsid="004431fe"/>
    </style:style>
    <style:style style:name="P138" style:family="paragraph" style:parent-style-name="Standard">
      <style:paragraph-properties fo:margin-left="0in" fo:margin-right="0in" fo:text-indent="1.2799in" style:auto-text-indent="false"/>
      <style:text-properties style:text-position="super 58%" fo:font-style="italic" officeooo:paragraph-rsid="000ebc3f" style:font-style-asian="italic"/>
    </style:style>
    <style:style style:name="P139" style:family="paragraph" style:parent-style-name="Standard">
      <style:paragraph-properties fo:margin-left="0in" fo:margin-right="0in" fo:line-height="150%" fo:text-indent="1.2799in" style:auto-text-indent="false"/>
      <style:text-properties style:text-position="super 58%" fo:font-style="italic" officeooo:paragraph-rsid="000ebc3f" style:font-style-asian="italic"/>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Contents_20_2">
      <style:paragraph-properties>
        <style:tab-stops>
          <style:tab-stop style:position="6.6929in" style:type="right" style:leader-style="dotted" style:leader-text="."/>
        </style:tab-stops>
      </style:paragraph-properties>
    </style:style>
    <style:style style:name="P142" style:family="paragraph" style:parent-style-name="Standard_20__28_user_29_">
      <style:paragraph-properties fo:margin-top="0in" fo:margin-bottom="0.2165in" loext:contextual-spacing="false"/>
    </style:style>
    <style:style style:name="P143"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144" style:family="paragraph" style:parent-style-name="Standard_20__28_user_29_">
      <style:paragraph-properties fo:margin-top="0in" fo:margin-bottom="0.2165in" loext:contextual-spacing="false"/>
      <style:text-properties officeooo:paragraph-rsid="009495a0"/>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Contents_20_2">
      <style:paragraph-properties>
        <style:tab-stops>
          <style:tab-stop style:position="6.6929in"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break-before="page"/>
      <style:text-properties fo:text-transform="uppercase" fo:font-weight="bold" officeooo:rsid="009f7b1d" officeooo:paragraph-rsid="009f7b1d" style:font-weight-asian="bold"/>
    </style:style>
    <style:style style:name="P149"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50" style:family="paragraph" style:parent-style-name="Standard_20__28_user_29_" style:list-style-name="L2">
      <style:text-properties officeooo:rsid="001e22b5" officeooo:paragraph-rsid="001e22b5"/>
    </style:style>
    <style:style style:name="P151" style:family="paragraph" style:parent-style-name="Standard_20__28_user_29_" style:list-style-name="L2">
      <style:text-properties officeooo:rsid="003316af" officeooo:paragraph-rsid="003316af"/>
    </style:style>
    <style:style style:name="P152" style:family="paragraph" style:parent-style-name="Standard_20__28_user_29_" style:list-style-name="L2">
      <style:text-properties officeooo:rsid="0031339b" officeooo:paragraph-rsid="0031339b"/>
    </style:style>
    <style:style style:name="P153" style:family="paragraph" style:parent-style-name="Standard_20__28_user_29_">
      <style:text-properties officeooo:paragraph-rsid="0098a874"/>
    </style:style>
    <style:style style:name="P154" style:family="paragraph" style:parent-style-name="Standard_20__28_user_29_">
      <style:text-properties officeooo:paragraph-rsid="00a03626"/>
    </style:style>
    <style:style style:name="P155" style:family="paragraph" style:parent-style-name="Standard_20__28_user_29_">
      <style:text-properties officeooo:rsid="00a03626" officeooo:paragraph-rsid="00a03626"/>
    </style:style>
    <style:style style:name="P156" style:family="paragraph" style:parent-style-name="Standard_20__28_user_29_">
      <style:text-properties officeooo:rsid="00a045bb" officeooo:paragraph-rsid="00a045bb"/>
    </style:style>
    <style:style style:name="P157" style:family="paragraph" style:parent-style-name="Standard_20__28_user_29_">
      <style:text-properties officeooo:rsid="00a1d52d" officeooo:paragraph-rsid="00a1d52d"/>
    </style:style>
    <style:style style:name="P158" style:family="paragraph" style:parent-style-name="Standard_20__28_user_29_">
      <style:text-properties officeooo:rsid="00a1d52d" officeooo:paragraph-rsid="00a48ab5"/>
    </style:style>
    <style:style style:name="P159" style:family="paragraph" style:parent-style-name="Standard_20__28_user_29_">
      <style:text-properties officeooo:rsid="00a240d8" officeooo:paragraph-rsid="00a240d8"/>
    </style:style>
    <style:style style:name="P160" style:family="paragraph" style:parent-style-name="Standard_20__28_user_29_">
      <style:text-properties officeooo:paragraph-rsid="00a48ab5"/>
    </style:style>
    <style:style style:name="P161" style:family="paragraph" style:parent-style-name="Standard_20__28_user_29_">
      <style:text-properties officeooo:rsid="00a5dc2c" officeooo:paragraph-rsid="00a5dc2c"/>
    </style:style>
    <style:style style:name="P162" style:family="paragraph" style:parent-style-name="Standard_20__28_user_29_" style:list-style-name="L3">
      <style:text-properties officeooo:rsid="00a5dc2c" officeooo:paragraph-rsid="00a5dc2c"/>
    </style:style>
    <style:style style:name="P163" style:family="paragraph" style:parent-style-name="Standard_20__28_user_29_">
      <style:text-properties officeooo:paragraph-rsid="00a7a6d2"/>
    </style:style>
    <style:style style:name="P164" style:family="paragraph" style:parent-style-name="Standard_20__28_user_29_">
      <style:text-properties officeooo:paragraph-rsid="00ab5c65"/>
    </style:style>
    <style:style style:name="P165" style:family="paragraph" style:parent-style-name="Standard_20__28_user_29_">
      <style:text-properties officeooo:rsid="00ac9d76" officeooo:paragraph-rsid="00ac9d76"/>
    </style:style>
    <style:style style:name="P166" style:family="paragraph" style:parent-style-name="Standard_20__28_user_29_">
      <style:text-properties officeooo:rsid="00af3bcb" officeooo:paragraph-rsid="00af3bcb"/>
    </style:style>
    <style:style style:name="P167" style:family="paragraph" style:parent-style-name="Standard_20__28_user_29_" style:list-style-name="L7">
      <style:text-properties officeooo:rsid="00b0dccd" officeooo:paragraph-rsid="00b0dccd"/>
    </style:style>
    <style:style style:name="P168" style:family="paragraph" style:parent-style-name="Standard_20__28_user_29_" style:list-style-name="L7">
      <style:text-properties officeooo:paragraph-rsid="00b0dccd"/>
    </style:style>
    <style:style style:name="P169" style:family="paragraph" style:parent-style-name="Standard_20__28_user_29_" style:list-style-name="L7">
      <style:text-properties officeooo:rsid="00b1f3f1" officeooo:paragraph-rsid="00b1f3f1"/>
    </style:style>
    <style:style style:name="P170" style:family="paragraph" style:parent-style-name="Standard_20__28_user_29_">
      <style:text-properties officeooo:rsid="00b21ab1" officeooo:paragraph-rsid="00b21ab1"/>
    </style:style>
    <style:style style:name="P171" style:family="paragraph" style:parent-style-name="Standard_20__28_user_29_">
      <style:text-properties officeooo:paragraph-rsid="00b21ab1"/>
    </style:style>
    <style:style style:name="P172" style:family="paragraph" style:parent-style-name="Standard_20__28_user_29_">
      <style:text-properties officeooo:paragraph-rsid="00bd1d43"/>
    </style:style>
    <style:style style:name="P173" style:family="paragraph" style:parent-style-name="Standard_20__28_user_29_">
      <style:text-properties officeooo:rsid="00bd88c2" officeooo:paragraph-rsid="00bd88c2"/>
    </style:style>
    <style:style style:name="P174" style:family="paragraph" style:parent-style-name="Standard_20__28_user_29_">
      <style:text-properties officeooo:rsid="00be9074" officeooo:paragraph-rsid="00be9074"/>
    </style:style>
    <style:style style:name="P175" style:family="paragraph" style:parent-style-name="Standard_20__28_user_29_">
      <style:text-properties officeooo:paragraph-rsid="00be9074"/>
    </style:style>
    <style:style style:name="P176" style:family="paragraph" style:parent-style-name="Standard_20__28_user_29_" style:list-style-name="L8">
      <style:text-properties officeooo:paragraph-rsid="00be9074"/>
    </style:style>
    <style:style style:name="P177" style:family="paragraph" style:parent-style-name="Standard_20__28_user_29_" style:list-style-name="L8">
      <style:text-properties officeooo:paragraph-rsid="00c0f18b"/>
    </style:style>
    <style:style style:name="P178" style:family="paragraph" style:parent-style-name="Standard_20__28_user_29_" style:list-style-name="L8">
      <style:text-properties officeooo:paragraph-rsid="00c199c0"/>
    </style:style>
    <style:style style:name="P179" style:family="paragraph" style:parent-style-name="Standard_20__28_user_29_" style:list-style-name="L8">
      <style:text-properties officeooo:rsid="00c07a54" officeooo:paragraph-rsid="00c07a54"/>
    </style:style>
    <style:style style:name="P180" style:family="paragraph" style:parent-style-name="Standard_20__28_user_29_" style:list-style-name="L8">
      <style:text-properties officeooo:rsid="00c0f18b" officeooo:paragraph-rsid="00c0f18b"/>
    </style:style>
    <style:style style:name="P181" style:family="paragraph" style:parent-style-name="Standard_20__28_user_29_">
      <style:text-properties officeooo:paragraph-rsid="00c199c0"/>
    </style:style>
    <style:style style:name="P182"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183"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184"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185"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186" style:family="paragraph" style:parent-style-name="Standard_20__28_user_29_">
      <style:paragraph-properties fo:margin-left="0in" fo:margin-right="0in" fo:text-indent="0in" style:auto-text-indent="false"/>
      <style:text-properties officeooo:rsid="00a48ab5" officeooo:paragraph-rsid="00a48ab5"/>
    </style:style>
    <style:style style:name="P187" style:family="paragraph" style:parent-style-name="Standard_20__28_user_29_">
      <style:paragraph-properties fo:margin-left="0in" fo:margin-right="0in" fo:text-indent="0in" style:auto-text-indent="false"/>
      <style:text-properties officeooo:rsid="00a7a6d2" officeooo:paragraph-rsid="00a7a6d2"/>
    </style:style>
    <style:style style:name="P188" style:family="paragraph" style:parent-style-name="Standard_20__28_user_29_">
      <style:paragraph-properties fo:margin-left="0in" fo:margin-right="0in" fo:text-indent="0in" style:auto-text-indent="false"/>
      <style:text-properties officeooo:paragraph-rsid="00ab01aa"/>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text-transform="uppercase" fo:font-size="18pt" style:font-size-asian="18pt"/>
    </style:style>
    <style:style style:name="T10" style:family="text">
      <style:text-properties fo:text-transform="uppercase" fo:font-size="18pt" style:font-size-asian="18pt" style:font-size-complex="14pt"/>
    </style:style>
    <style:style style:name="T11"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2"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3" style:family="text">
      <style:text-properties fo:font-variant="normal" fo:text-transform="none" fo:font-size="14pt" style:font-size-asian="14pt" style:font-size-complex="14p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0b2d43"/>
    </style:style>
    <style:style style:name="T16" style:family="text">
      <style:text-properties fo:color="#c9211e" fo:font-size="14pt" fo:font-style="italic" officeooo:rsid="000ebc3f" style:font-size-asian="14pt" style:font-style-asian="italic" style:font-size-complex="14pt" style:font-style-complex="italic"/>
    </style:style>
    <style:style style:name="T17" style:family="text">
      <style:text-properties officeooo:rsid="00114d5a"/>
    </style:style>
    <style:style style:name="T18" style:family="text">
      <style:text-properties officeooo:rsid="0012ea16"/>
    </style:style>
    <style:style style:name="T19" style:family="text">
      <style:text-properties fo:font-style="italic" style:font-style-asian="italic" style:font-style-complex="italic"/>
    </style:style>
    <style:style style:name="T20" style:family="text">
      <style:text-properties fo:font-style="italic" officeooo:rsid="0039c91f" style:font-style-asian="italic" style:font-style-complex="italic"/>
    </style:style>
    <style:style style:name="T21" style:family="text">
      <style:text-properties fo:font-style="italic" officeooo:rsid="0070ed9c" style:font-style-asian="italic" style:font-style-complex="italic"/>
    </style:style>
    <style:style style:name="T22" style:family="text">
      <style:text-properties fo:font-style="italic" officeooo:rsid="00762e77" style:font-style-asian="italic" style:font-style-complex="italic"/>
    </style:style>
    <style:style style:name="T23" style:family="text">
      <style:text-properties fo:font-style="italic" officeooo:rsid="00b0dccd" style:font-style-asian="italic" style:font-style-complex="italic"/>
    </style:style>
    <style:style style:name="T24" style:family="text">
      <style:text-properties fo:font-style="italic" officeooo:rsid="00be9074" style:font-style-asian="italic" style:font-style-complex="italic"/>
    </style:style>
    <style:style style:name="T25" style:family="text">
      <style:text-properties fo:font-style="italic" officeooo:rsid="00c0f18b" style:font-style-asian="italic" style:font-style-complex="italic"/>
    </style:style>
    <style:style style:name="T26" style:family="text">
      <style:text-properties fo:language="ru" fo:country="RU"/>
    </style:style>
    <style:style style:name="T27" style:family="text">
      <style:text-properties fo:language="ru" fo:country="RU" officeooo:rsid="0018d056"/>
    </style:style>
    <style:style style:name="T28" style:family="text">
      <style:text-properties fo:language="ru" fo:country="RU" officeooo:rsid="00190274"/>
    </style:style>
    <style:style style:name="T29" style:family="text">
      <style:text-properties fo:language="ru" fo:country="RU" officeooo:rsid="0053e39e"/>
    </style:style>
    <style:style style:name="T30" style:family="text">
      <style:text-properties fo:language="ru" fo:country="RU" fo:font-style="italic" style:font-style-asian="italic" style:font-style-complex="italic"/>
    </style:style>
    <style:style style:name="T31" style:family="text">
      <style:text-properties fo:language="ru" fo:country="RU" fo:font-style="italic" officeooo:rsid="0053e39e" style:font-style-asian="italic" style:font-style-complex="italic"/>
    </style:style>
    <style:style style:name="T32" style:family="text">
      <style:text-properties fo:language="ru" fo:country="RU" fo:font-style="italic" officeooo:rsid="0053e6ed" style:font-style-asian="italic" style:font-style-complex="italic"/>
    </style:style>
    <style:style style:name="T33" style:family="text">
      <style:text-properties fo:language="ru" fo:country="RU" fo:font-style="italic" officeooo:rsid="00656c13" style:font-style-asian="italic" style:font-style-complex="italic"/>
    </style:style>
    <style:style style:name="T34" style:family="text">
      <style:text-properties fo:language="ru" fo:country="RU" fo:font-style="italic" officeooo:rsid="0070ed9c" style:font-style-asian="italic" style:font-style-complex="italic"/>
    </style:style>
    <style:style style:name="T35" style:family="text">
      <style:text-properties fo:language="ru" fo:country="RU" fo:font-style="italic" officeooo:rsid="0077e91d" style:font-style-asian="italic" style:font-style-complex="italic"/>
    </style:style>
    <style:style style:name="T36" style:family="text">
      <style:text-properties fo:language="ru" fo:country="RU" officeooo:rsid="00552b7d"/>
    </style:style>
    <style:style style:name="T37" style:family="text">
      <style:text-properties fo:language="ru" fo:country="RU" officeooo:rsid="00586abd"/>
    </style:style>
    <style:style style:name="T38" style:family="text">
      <style:text-properties fo:language="ru" fo:country="RU" officeooo:rsid="005a3746"/>
    </style:style>
    <style:style style:name="T39" style:family="text">
      <style:text-properties fo:language="ru" fo:country="RU" officeooo:rsid="005f8cf2"/>
    </style:style>
    <style:style style:name="T40" style:family="text">
      <style:text-properties fo:language="ru" fo:country="RU" officeooo:rsid="00612526"/>
    </style:style>
    <style:style style:name="T41" style:family="text">
      <style:text-properties fo:language="ru" fo:country="RU" officeooo:rsid="00631d44"/>
    </style:style>
    <style:style style:name="T42" style:family="text">
      <style:text-properties fo:language="ru" fo:country="RU" officeooo:rsid="00642632"/>
    </style:style>
    <style:style style:name="T43" style:family="text">
      <style:text-properties fo:language="ru" fo:country="RU" officeooo:rsid="00656c13"/>
    </style:style>
    <style:style style:name="T44" style:family="text">
      <style:text-properties fo:language="ru" fo:country="RU" officeooo:rsid="0066593c"/>
    </style:style>
    <style:style style:name="T45" style:family="text">
      <style:text-properties fo:language="ru" fo:country="RU" officeooo:rsid="006e966b"/>
    </style:style>
    <style:style style:name="T46" style:family="text">
      <style:text-properties fo:language="ru" fo:country="RU" officeooo:rsid="006f45d9"/>
    </style:style>
    <style:style style:name="T47" style:family="text">
      <style:text-properties fo:language="ru" fo:country="RU" officeooo:rsid="0070e927"/>
    </style:style>
    <style:style style:name="T48" style:family="text">
      <style:text-properties fo:language="ru" fo:country="RU" officeooo:rsid="0070ed9c"/>
    </style:style>
    <style:style style:name="T49" style:family="text">
      <style:text-properties fo:language="ru" fo:country="RU" officeooo:rsid="00762e77"/>
    </style:style>
    <style:style style:name="T50" style:family="text">
      <style:text-properties fo:language="ru" fo:country="RU" officeooo:rsid="0077e91d"/>
    </style:style>
    <style:style style:name="T51" style:family="text">
      <style:text-properties fo:language="ru" fo:country="RU" fo:font-style="normal" style:font-style-asian="normal" style:font-style-complex="normal"/>
    </style:style>
    <style:style style:name="T52" style:family="text">
      <style:text-properties fo:language="ru" fo:country="RU" fo:font-style="normal" officeooo:rsid="0077e91d" style:font-style-asian="normal" style:font-style-complex="normal"/>
    </style:style>
    <style:style style:name="T53" style:family="text">
      <style:text-properties fo:language="ru" fo:country="RU" fo:font-style="normal" officeooo:rsid="00762e77" style:font-style-asian="normal" style:font-style-complex="normal"/>
    </style:style>
    <style:style style:name="T54" style:family="text">
      <style:text-properties fo:language="ru" fo:country="RU" fo:font-style="normal" officeooo:rsid="00784b7e" style:font-style-asian="normal" style:font-style-complex="normal"/>
    </style:style>
    <style:style style:name="T55" style:family="text">
      <style:text-properties fo:language="ru" fo:country="RU" fo:font-style="normal" officeooo:rsid="00797ee4" style:font-style-asian="normal" style:font-style-complex="normal"/>
    </style:style>
    <style:style style:name="T56" style:family="text">
      <style:text-properties fo:language="ru" fo:country="RU" fo:font-style="normal" officeooo:rsid="007a0000" style:font-style-asian="normal" style:font-style-complex="normal"/>
    </style:style>
    <style:style style:name="T57" style:family="text">
      <style:text-properties fo:language="ru" fo:country="RU" fo:font-style="normal" officeooo:rsid="00787e16" style:font-style-asian="normal" style:font-style-complex="normal"/>
    </style:style>
    <style:style style:name="T58" style:family="text">
      <style:text-properties fo:language="ru" fo:country="RU" fo:font-style="normal" officeooo:rsid="007b9842" style:font-style-asian="normal" style:font-style-complex="normal"/>
    </style:style>
    <style:style style:name="T59" style:family="text">
      <style:text-properties fo:language="ru" fo:country="RU" fo:font-style="normal" officeooo:rsid="007c108d" style:font-style-asian="normal" style:font-style-complex="normal"/>
    </style:style>
    <style:style style:name="T60" style:family="text">
      <style:text-properties fo:language="ru" fo:country="RU" fo:font-style="normal" officeooo:rsid="007da1b5" style:font-style-asian="normal" style:font-style-complex="normal"/>
    </style:style>
    <style:style style:name="T61" style:family="text">
      <style:text-properties fo:language="ru" fo:country="RU" fo:font-style="normal" officeooo:rsid="008345b0" style:font-style-asian="normal" style:font-style-complex="normal"/>
    </style:style>
    <style:style style:name="T62" style:family="text">
      <style:text-properties fo:language="ru" fo:country="RU" fo:font-style="normal" officeooo:rsid="008536ff" style:font-style-asian="normal" style:font-style-complex="normal"/>
    </style:style>
    <style:style style:name="T63" style:family="text">
      <style:text-properties fo:language="ru" fo:country="RU" fo:font-style="normal" officeooo:rsid="00874b63" style:font-style-asian="normal" style:font-style-complex="normal"/>
    </style:style>
    <style:style style:name="T64" style:family="text">
      <style:text-properties fo:language="ru" fo:country="RU" fo:font-style="normal" officeooo:rsid="0088a725" style:font-style-asian="normal" style:font-style-complex="normal"/>
    </style:style>
    <style:style style:name="T65" style:family="text">
      <style:text-properties fo:language="ru" fo:country="RU" fo:font-style="normal" officeooo:rsid="008f91f1" style:font-style-asian="normal" style:font-style-complex="normal"/>
    </style:style>
    <style:style style:name="T66" style:family="text">
      <style:text-properties fo:language="ru" fo:country="RU" fo:font-style="normal" officeooo:rsid="00975d8e" style:font-style-asian="normal" style:font-style-complex="normal"/>
    </style:style>
    <style:style style:name="T67" style:family="text">
      <style:text-properties fo:language="ru" fo:country="RU" fo:font-style="normal" officeooo:rsid="0098a874" style:font-style-asian="normal" style:font-style-complex="normal"/>
    </style:style>
    <style:style style:name="T68" style:family="text">
      <style:text-properties fo:language="ru" fo:country="RU" fo:font-style="normal" officeooo:rsid="00975b1b" style:font-style-asian="normal" style:font-style-complex="normal"/>
    </style:style>
    <style:style style:name="T69" style:family="text">
      <style:text-properties fo:language="ru" fo:country="RU" fo:font-style="normal" officeooo:rsid="00a48ab5" style:font-style-asian="normal" style:font-style-complex="normal"/>
    </style:style>
    <style:style style:name="T70" style:family="text">
      <style:text-properties fo:language="ru" fo:country="RU" fo:font-style="normal" officeooo:rsid="00a7a6d2" style:font-style-asian="normal" style:font-style-complex="normal"/>
    </style:style>
    <style:style style:name="T71" style:family="text">
      <style:text-properties fo:language="ru" fo:country="RU" fo:font-style="normal" officeooo:rsid="0019bdbc" style:font-style-asian="normal" style:font-style-complex="normal"/>
    </style:style>
    <style:style style:name="T72" style:family="text">
      <style:text-properties fo:language="ru" fo:country="RU" fo:font-style="normal" officeooo:rsid="00a03626" style:font-style-asian="normal" style:font-style-complex="normal"/>
    </style:style>
    <style:style style:name="T73" style:family="text">
      <style:text-properties fo:language="ru" fo:country="RU" fo:font-style="normal" officeooo:rsid="00a5dc2c" style:font-style-asian="normal" style:font-style-complex="normal"/>
    </style:style>
    <style:style style:name="T74" style:family="text">
      <style:text-properties fo:language="ru" fo:country="RU" fo:font-style="normal" officeooo:rsid="00ab01aa" style:font-style-asian="normal" style:font-style-complex="normal"/>
    </style:style>
    <style:style style:name="T75" style:family="text">
      <style:text-properties fo:language="ru" fo:country="RU" officeooo:rsid="0019bdbc"/>
    </style:style>
    <style:style style:name="T76" style:family="text">
      <style:text-properties fo:language="ru" fo:country="RU" officeooo:rsid="00a03626"/>
    </style:style>
    <style:style style:name="T77" style:family="text">
      <style:text-properties fo:language="ru" fo:country="RU" officeooo:rsid="00a1d52d"/>
    </style:style>
    <style:style style:name="T78" style:family="text">
      <style:text-properties officeooo:rsid="001dfc80"/>
    </style:style>
    <style:style style:name="T79" style:family="text">
      <style:text-properties officeooo:rsid="00218f33"/>
    </style:style>
    <style:style style:name="T80" style:family="text">
      <style:text-properties officeooo:rsid="002d81d3"/>
    </style:style>
    <style:style style:name="T81" style:family="text">
      <style:text-properties officeooo:rsid="002f6629"/>
    </style:style>
    <style:style style:name="T82" style:family="text">
      <style:text-properties officeooo:rsid="0030efd5"/>
    </style:style>
    <style:style style:name="T83" style:family="text">
      <style:text-properties officeooo:rsid="003316af"/>
    </style:style>
    <style:style style:name="T84" style:family="text">
      <style:text-properties officeooo:rsid="0033f695"/>
    </style:style>
    <style:style style:name="T85" style:family="text">
      <style:text-properties officeooo:rsid="0034f8eb"/>
    </style:style>
    <style:style style:name="T86" style:family="text">
      <style:text-properties officeooo:rsid="003503a4"/>
    </style:style>
    <style:style style:name="T87" style:family="text">
      <style:text-properties officeooo:rsid="00359a57"/>
    </style:style>
    <style:style style:name="T88" style:family="text">
      <style:text-properties officeooo:rsid="00378c6d"/>
    </style:style>
    <style:style style:name="T89" style:family="text">
      <style:text-properties officeooo:rsid="0038f5c9"/>
    </style:style>
    <style:style style:name="T90" style:family="text">
      <style:text-properties officeooo:rsid="0039c91f"/>
    </style:style>
    <style:style style:name="T91" style:family="text">
      <style:text-properties officeooo:rsid="003b82a4"/>
    </style:style>
    <style:style style:name="T92" style:family="text">
      <style:text-properties officeooo:rsid="003c3d1c"/>
    </style:style>
    <style:style style:name="T93" style:family="text">
      <style:text-properties officeooo:rsid="004024fe"/>
    </style:style>
    <style:style style:name="T94" style:family="text">
      <style:text-properties officeooo:rsid="004139cf"/>
    </style:style>
    <style:style style:name="T95" style:family="text">
      <style:text-properties officeooo:rsid="0042f83f"/>
    </style:style>
    <style:style style:name="T96" style:family="text">
      <style:text-properties officeooo:rsid="00523bb5"/>
    </style:style>
    <style:style style:name="T97" style:family="text">
      <style:text-properties officeooo:rsid="0053e39e"/>
    </style:style>
    <style:style style:name="T98" style:family="text">
      <style:text-properties style:text-position="sub 58%" fo:language="ru" fo:country="RU" fo:font-style="italic" officeooo:rsid="0053e6ed" style:font-style-asian="italic" style:font-style-complex="italic"/>
    </style:style>
    <style:style style:name="T99" style:family="text">
      <style:text-properties officeooo:rsid="005f8cf2"/>
    </style:style>
    <style:style style:name="T100" style:family="text">
      <style:text-properties officeooo:rsid="00616a33"/>
    </style:style>
    <style:style style:name="T101" style:family="text">
      <style:text-properties officeooo:rsid="00642632"/>
    </style:style>
    <style:style style:name="T102" style:family="text">
      <style:text-properties officeooo:rsid="0070ed9c"/>
    </style:style>
    <style:style style:name="T103" style:family="text">
      <style:text-properties officeooo:rsid="00718a2e"/>
    </style:style>
    <style:style style:name="T104" style:family="text">
      <style:text-properties officeooo:rsid="00762e77"/>
    </style:style>
    <style:style style:name="T105" style:family="text">
      <style:text-properties officeooo:rsid="0091069c"/>
    </style:style>
    <style:style style:name="T106" style:family="text">
      <style:text-properties officeooo:rsid="00944580"/>
    </style:style>
    <style:style style:name="T107" style:family="text">
      <style:text-properties officeooo:rsid="00975b1b"/>
    </style:style>
    <style:style style:name="T108" style:family="text">
      <style:text-properties officeooo:rsid="0098a874"/>
    </style:style>
    <style:style style:name="T109" style:family="text">
      <style:text-properties officeooo:rsid="009f7b1d"/>
    </style:style>
    <style:style style:name="T110" style:family="text">
      <style:text-properties officeooo:rsid="00a03626"/>
    </style:style>
    <style:style style:name="T111" style:family="text">
      <style:text-properties officeooo:rsid="00ab5c65"/>
    </style:style>
    <style:style style:name="T112" style:family="text">
      <style:text-properties officeooo:rsid="00ac9d76"/>
    </style:style>
    <style:style style:name="T113" style:family="text">
      <style:text-properties officeooo:rsid="00af3bcb"/>
    </style:style>
    <style:style style:name="T114" style:family="text">
      <style:text-properties officeooo:rsid="00b0da05"/>
    </style:style>
    <style:style style:name="T115" style:family="text">
      <style:text-properties officeooo:rsid="00b0dccd"/>
    </style:style>
    <style:style style:name="T116" style:family="text">
      <style:text-properties officeooo:rsid="00b1f3f1"/>
    </style:style>
    <style:style style:name="T117" style:family="text">
      <style:text-properties officeooo:rsid="00b21ab1"/>
    </style:style>
    <style:style style:name="T118" style:family="text">
      <style:text-properties officeooo:rsid="00b2614f"/>
    </style:style>
    <style:style style:name="T119" style:family="text">
      <style:text-properties officeooo:rsid="00bd1d43"/>
    </style:style>
    <style:style style:name="T120" style:family="text">
      <style:text-properties officeooo:rsid="00be9074"/>
    </style:style>
    <style:style style:name="T121" style:family="text">
      <style:text-properties officeooo:rsid="00c07a54"/>
    </style:style>
    <style:style style:name="T122" style:family="text">
      <style:text-properties officeooo:rsid="00c0f18b"/>
    </style:style>
    <style:style style:name="T123" style:family="text">
      <style:text-properties officeooo:rsid="00c199c0"/>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299in" fo:text-indent="-0.25in" fo:margin-left="0.5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9in" fo:text-indent="-0.25in" fo:margin-left="2.779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299in" fo:text-indent="-0.25in" fo:margin-left="0.5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9in" fo:text-indent="-0.25in" fo:margin-left="2.779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149">«Санкт-Петербургский государственный электротехнический университет </text:p>
      <text:p text:style-name="P90">«ЛЭТИ» им. В.И.Ульянова (Ленина)»</text:p>
      <text:p text:style-name="P99">(СПбГЭТУ «ЛЭТИ»)</text:p>
      <text:p text:style-name="Standard_20__28_user_29_"/>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0">Направление</text:p>
          </table:table-cell>
          <table:table-cell table:style-name="Table3.A1" table:number-columns-spanned="2" office:value-type="string">
            <text:p text:style-name="P81"><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70">Профиль</text:p>
          </table:table-cell>
          <table:table-cell table:style-name="Table3.A1" table:number-columns-spanned="2" office:value-type="string">
            <text:p text:style-name="P80"/>
          </table:table-cell>
          <table:covered-table-cell/>
        </table:table-row>
        <table:table-row table:style-name="Table3.1">
          <table:table-cell table:style-name="Table3.A3" office:value-type="string">
            <text:p text:style-name="P70">Факультет</text:p>
          </table:table-cell>
          <table:table-cell table:style-name="Table3.A3" table:number-columns-spanned="2" office:value-type="string">
            <text:p text:style-name="P82">ФКТИ</text:p>
          </table:table-cell>
          <table:covered-table-cell/>
        </table:table-row>
        <table:table-row table:style-name="Table3.1">
          <table:table-cell table:style-name="Table3.A3" office:value-type="string">
            <text:p text:style-name="P70">Кафедра</text:p>
          </table:table-cell>
          <table:table-cell table:style-name="Table3.A3" table:number-columns-spanned="2" office:value-type="string">
            <text:p text:style-name="P82">МО ЭВМ</text:p>
          </table:table-cell>
          <table:covered-table-cell/>
        </table:table-row>
        <table:table-row table:style-name="Table3.5">
          <table:table-cell table:style-name="Table3.A5" office:value-type="string">
            <text:p text:style-name="P72">К защите допустить</text:p>
          </table:table-cell>
          <table:table-cell table:style-name="Table3.A5" table:number-columns-spanned="2" office:value-type="string">
            <text:p text:style-name="P71"/>
          </table:table-cell>
          <table:covered-table-cell/>
        </table:table-row>
        <table:table-row table:style-name="Table3.1">
          <table:table-cell table:style-name="Table3.A3" office:value-type="string">
            <text:p text:style-name="P75">Зав. кафедрой</text:p>
          </table:table-cell>
          <table:table-cell table:style-name="Table3.A3" office:value-type="string">
            <text:p text:style-name="P71"/>
          </table:table-cell>
          <table:table-cell table:style-name="Table3.A3" office:value-type="string">
            <text:p text:style-name="P80"/>
          </table:table-cell>
        </table:table-row>
      </table:table>
      <text:p text:style-name="Standard"/>
      <text:p text:style-name="P4"/>
      <text:p text:style-name="P103"><text:span text:style-name="Название_20_книги"><text:span text:style-name="T10">ВЫПУСКНАЯ КВАЛИФИКАЦИОННАЯ РАБОТА</text:span></text:span></text:p>
      <text:p text:style-name="P101"><text:span text:style-name="Название_20_книги"><text:span text:style-name="T9">БАКАЛАВРА</text:span></text:span></text:p>
      <text:p text:style-name="P91"><text:span text:style-name="Название_20_книги"><text:span text:style-name="T9"/></text:span></text:p>
      <text:p text:style-name="P69"><text:span text:style-name="Название_20_книги"><text:span text:style-name="T13">Тема: </text:span></text:span><text:span text:style-name="Название_20_книги"><text:span text:style-name="T11">Исследование алгоритмов локального планирования </text:span></text:span><text:span text:style-name="Название_20_книги"><text:span text:style-name="T12">траекторий </text:span></text:span><text:span text:style-name="Название_20_книги"><text:span text:style-name="T11">колесных роботов</text:span></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7">Студент(ка)</text:p>
          </table:table-cell>
          <table:table-cell table:style-name="Table1.B1" office:value-type="string">
            <text:p text:style-name="P74"/>
          </table:table-cell>
          <table:table-cell table:style-name="Table1.C1" office:value-type="string">
            <text:p text:style-name="P73"/>
          </table:table-cell>
          <table:table-cell table:style-name="Table1.B1" office:value-type="string">
            <text:p text:style-name="P73"/>
          </table:table-cell>
          <table:table-cell table:style-name="Table1.A1" office:value-type="string">
            <text:p text:style-name="P83">Гришин К. И.</text:p>
          </table:table-cell>
        </table:table-row>
        <table:table-row table:style-name="Table1.2">
          <table:table-cell table:style-name="Table1.A1" office:value-type="string">
            <text:p text:style-name="P73"/>
          </table:table-cell>
          <table:table-cell table:style-name="Table1.B1" office:value-type="string">
            <text:p text:style-name="P92"/>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86"/>
          </table:table-cell>
        </table:table-row>
        <table:table-row table:style-name="Table1.1">
          <table:table-cell table:style-name="Table1.A1" office:value-type="string">
            <text:p text:style-name="P77">Руководитель</text:p>
          </table:table-cell>
          <table:table-cell table:style-name="Table1.A1" office:value-type="string">
            <text:p text:style-name="P78"/>
          </table:table-cell>
          <table:table-cell table:style-name="Table1.C1" office:value-type="string">
            <text:p text:style-name="P73"/>
          </table:table-cell>
          <table:table-cell table:style-name="Table1.B1" office:value-type="string">
            <text:p text:style-name="P73"/>
          </table:table-cell>
          <table:table-cell table:style-name="Table1.A1" office:value-type="string">
            <text:p text:style-name="P83">Кринкин К. В.</text:p>
          </table:table-cell>
        </table:table-row>
        <table:table-row table:style-name="Table1.4">
          <table:table-cell table:style-name="Table1.A1" office:value-type="string">
            <text:p text:style-name="P73"/>
          </table:table-cell>
          <table:table-cell table:style-name="Table1.B1" office:value-type="string">
            <text:p text:style-name="P95">(Уч. степень, уч. звание)</text:p>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86"/>
          </table:table-cell>
        </table:table-row>
        <table:table-row table:style-name="Table1.1">
          <table:table-cell table:style-name="Table1.A1" office:value-type="string">
            <text:p text:style-name="P77">Консультанты</text:p>
          </table:table-cell>
          <table:table-cell table:style-name="Table1.A1" office:value-type="string">
            <text:p text:style-name="P94"/>
          </table:table-cell>
          <table:table-cell table:style-name="Table1.C1" office:value-type="string">
            <text:p text:style-name="P73"/>
          </table:table-cell>
          <table:table-cell table:style-name="Table1.B1" office:value-type="string">
            <text:p text:style-name="P73"/>
          </table:table-cell>
          <table:table-cell table:style-name="Table1.A1" office:value-type="string">
            <text:p text:style-name="P87"><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73"/>
          </table:table-cell>
          <table:table-cell table:style-name="Table1.B1" office:value-type="string">
            <text:p text:style-name="P95">(Уч. степень, уч. звание)</text:p>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86"/>
          </table:table-cell>
        </table:table-row>
        <table:table-row table:style-name="Table1.1">
          <table:table-cell table:style-name="Table1.A1" office:value-type="string">
            <text:p text:style-name="P73"/>
          </table:table-cell>
          <table:table-cell table:style-name="Table1.A1" office:value-type="string">
            <text:p text:style-name="P94"/>
          </table:table-cell>
          <table:table-cell table:style-name="Table1.C1" office:value-type="string">
            <text:p text:style-name="P93"/>
          </table:table-cell>
          <table:table-cell table:style-name="Table1.B1" office:value-type="string">
            <text:p text:style-name="P73"/>
          </table:table-cell>
          <table:table-cell table:style-name="Table1.A1" office:value-type="string">
            <text:p text:style-name="P83">Иванов А. Н.</text:p>
          </table:table-cell>
        </table:table-row>
        <table:table-row table:style-name="Table1.6">
          <table:table-cell table:style-name="Table1.A1" office:value-type="string">
            <text:p text:style-name="P73"/>
          </table:table-cell>
          <table:table-cell table:style-name="Table1.B1" office:value-type="string">
            <text:p text:style-name="P95">(Уч. степень, уч. звание)</text:p>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97"/>
          </table:table-cell>
        </table:table-row>
      </table:table>
      <text:p text:style-name="P120"/>
      <text:p text:style-name="P102">Санкт-Петербург</text:p>
      <text:p text:style-name="P106">2022</text:p>
      <text:h text:style-name="P131" text:outline-level="1"><text:bookmark-start text:name="__RefHeading___Toc2381_1024494410"/>Задание<text:line-break/>на <text:span text:style-name="T15">выпускную</text:span> квалификационную работу<text:bookmark-end text:name="__RefHeading___Toc2381_1024494410"/></text:h>
      <table:table table:name="Table2" table:style-name="Table2">
        <table:table-column table:style-name="Table2.A"/>
        <table:table-row table:style-name="Table2.1">
          <table:table-cell table:style-name="Table2.A1" office:value-type="string">
            <text:p text:style-name="P126">Утверждаю</text:p>
          </table:table-cell>
        </table:table-row>
        <table:table-row table:style-name="Table2.1">
          <table:table-cell table:style-name="Table2.A1" office:value-type="string">
            <text:p text:style-name="P128"><text:span text:style-name="T4">Зав. кафедрой </text:span><text:span text:style-name="T6">МО ЭВМ</text:span></text:p>
          </table:table-cell>
        </table:table-row>
        <table:table-row table:style-name="Table2.1">
          <table:table-cell table:style-name="Table2.A1" office:value-type="string">
            <text:p text:style-name="P128"><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122"><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4">Студент</text:p>
          </table:table-cell>
          <table:table-cell table:style-name="Table4.A1" office:value-type="string">
            <text:p text:style-name="P88"><text:span text:style-name="T6">Гришин</text:span><text:span text:style-name="T4"> </text:span><text:span text:style-name="T6">К</text:span><text:span text:style-name="T4">. И.</text:span></text:p>
          </table:table-cell>
          <table:table-cell table:style-name="Table4.A1" office:value-type="string">
            <text:p text:style-name="P127"/>
          </table:table-cell>
          <table:table-cell table:style-name="Table4.A1" office:value-type="string">
            <text:p text:style-name="P84">Группа</text:p>
          </table:table-cell>
          <table:table-cell table:style-name="Table4.A1" office:value-type="string">
            <text:p text:style-name="P85">8303</text:p>
          </table:table-cell>
        </table:table-row>
        <table:table-row table:style-name="Table4.2">
          <table:table-cell table:style-name="Table4.A2" table:number-columns-spanned="5" office:value-type="string">
            <text:p text:style-name="P88"><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76">Место выполнения ВКР:</text:p>
          </table:table-cell>
          <table:covered-table-cell/>
          <table:covered-table-cell/>
          <table:covered-table-cell/>
          <table:covered-table-cell/>
        </table:table-row>
        <table:table-row table:style-name="Table4.4">
          <table:table-cell table:style-name="Table4.A2" table:number-columns-spanned="5" office:value-type="string">
            <text:p text:style-name="P76">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98"><text:span text:style-name="T4">Содержание ВКР: </text:span><text:span text:style-name="T16">р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98"><text:span text:style-name="T4">Перечень отчетных материалов: пояснительная записка, иллюстративный материал, </text:span><text:span text:style-name="T16">и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98"><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76">Дата выдачи задания</text:p>
          </table:table-cell>
          <table:table-cell table:style-name="Table5.A1" office:value-type="string">
            <text:p text:style-name="P76">Дата представления ВКР к защите</text:p>
          </table:table-cell>
        </table:table-row>
        <table:table-row table:style-name="Table5.1">
          <table:table-cell table:style-name="Table5.A1" office:value-type="string">
            <text:p text:style-name="P76">«___»______________20___ г.</text:p>
          </table:table-cell>
          <table:table-cell table:style-name="Table5.A1" office:value-type="string">
            <text:p text:style-name="P76">«___»______________20___ г.</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6">Студент</text:p>
          </table:table-cell>
          <table:table-cell table:style-name="Table6.B1" office:value-type="string">
            <text:p text:style-name="P121"/>
          </table:table-cell>
          <table:table-cell table:style-name="Table6.A1" office:value-type="string">
            <text:p text:style-name="P89"><text:span text:style-name="T7">Гр</text:span><text:span text:style-name="T8">и</text:span><text:span text:style-name="T7">шин К</text:span><text:span text:style-name="T4">. </text:span><text:span text:style-name="T7">И</text:span><text:span text:style-name="T4">.</text:span></text:p>
          </table:table-cell>
        </table:table-row>
        <table:table-row table:style-name="Table6.2">
          <table:table-cell table:style-name="Table6.A1" office:value-type="string">
            <text:p text:style-name="P79">Руководитель</text:p>
          </table:table-cell>
          <table:table-cell table:style-name="Table6.B2" office:value-type="string">
            <text:p text:style-name="P121"/>
          </table:table-cell>
          <table:table-cell table:style-name="Table6.A1" office:value-type="string">
            <text:p text:style-name="P8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3">
          <table:table-cell table:style-name="Table6.A3" office:value-type="string">
            <text:p text:style-name="P138">(Уч. степень, уч. звание)</text:p>
          </table:table-cell>
          <table:table-cell table:style-name="Table6.B3" office:value-type="string">
            <text:p text:style-name="P124"/>
          </table:table-cell>
          <table:table-cell table:style-name="Table6.A1" office:value-type="string">
            <text:p text:style-name="P129"/>
          </table:table-cell>
        </table:table-row>
        <table:table-row table:style-name="Table6.4">
          <table:table-cell table:style-name="Table6.A1" office:value-type="string">
            <text:p text:style-name="P79">Консультант</text:p>
          </table:table-cell>
          <table:table-cell table:style-name="Table6.B1" office:value-type="string">
            <text:p text:style-name="P121"/>
          </table:table-cell>
          <table:table-cell table:style-name="Table6.A1" office:value-type="string">
            <text:p text:style-name="P89"><text:span text:style-name="T8">Чайка</text:span><text:span text:style-name="T4"> </text:span><text:span text:style-name="T7">К</text:span><text:span text:style-name="T4">. </text:span><text:span text:style-name="T7">В</text:span><text:span text:style-name="T4">.</text:span></text:p>
          </table:table-cell>
        </table:table-row>
        <table:table-row table:style-name="Table6.5">
          <table:table-cell table:style-name="Table6.A3" office:value-type="string">
            <text:p text:style-name="P139">(Уч. степень, уч. звание)</text:p>
          </table:table-cell>
          <table:table-cell table:style-name="Table6.B3" office:value-type="string">
            <text:p text:style-name="P125"/>
          </table:table-cell>
          <table:table-cell table:style-name="Table6.A1" office:value-type="string">
            <text:p text:style-name="P124"/>
          </table:table-cell>
        </table:table-row>
      </table:table>
      <text:p text:style-name="P123"/>
      <text:h text:style-name="P132" text:outline-level="1"><text:bookmark-start text:name="__RefHeading___Toc936_281739611"/>Аннотация<text:bookmark-end text:name="__RefHeading___Toc936_281739611"/></text:h>
      <text:p text:style-name="P134">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18">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08">ABSTRACT</text:p>
      <text:p text:style-name="P7">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Оглавление</text:p>
          </text:index-title>
          <text:p text:style-name="P145"><text:a xlink:type="simple" xlink:href="#__RefHeading___Toc2381_1024494410" text:style-name="Index_20_Link" text:visited-style-name="Index_20_Link">Задание на выпускную квалификационную работу<text:tab/>2</text:a></text:p>
          <text:p text:style-name="P145"><text:a xlink:type="simple" xlink:href="#__RefHeading___Toc936_281739611" text:style-name="Index_20_Link" text:visited-style-name="Index_20_Link">Аннотация<text:tab/>3</text:a></text:p>
          <text:p text:style-name="P145"><text:a xlink:type="simple" xlink:href="#__RefHeading___Toc2334_1024494410" text:style-name="Index_20_Link" text:visited-style-name="Index_20_Link">Введение<text:tab/>5</text:a></text:p>
          <text:p text:style-name="P145"><text:a xlink:type="simple" xlink:href="#__RefHeading___Toc2336_1024494410" text:style-name="Index_20_Link" text:visited-style-name="Index_20_Link">Классификация алгоритмов планирования траекторий<text:tab/>8</text:a></text:p>
          <text:p text:style-name="P146"><text:a xlink:type="simple" xlink:href="#__RefHeading___Toc938_281739611" text:style-name="Index_20_Link" text:visited-style-name="Index_20_Link">Алгоритмы поиска по графу<text:tab/>8</text:a></text:p>
          <text:p text:style-name="P146"><text:a xlink:type="simple" xlink:href="#__RefHeading___Toc940_281739611" text:style-name="Index_20_Link" text:visited-style-name="Index_20_Link">Сэмплинг-методы<text:tab/>9</text:a></text:p>
          <text:p text:style-name="P146"><text:a xlink:type="simple" xlink:href="#__RefHeading___Toc942_281739611" text:style-name="Index_20_Link" text:visited-style-name="Index_20_Link">Интерполяционные кривые<text:tab/>9</text:a></text:p>
          <text:p text:style-name="P146"><text:a xlink:type="simple" xlink:href="#__RefHeading___Toc944_281739611" text:style-name="Index_20_Link" text:visited-style-name="Index_20_Link">Реактивные алгоритмы<text:tab/>10</text:a></text:p>
          <text:p text:style-name="P145"><text:a xlink:type="simple" xlink:href="#__RefHeading___Toc2338_1024494410" text:style-name="Index_20_Link" text:visited-style-name="Index_20_Link">Обзор алгоритмов локального планирования<text:tab/>12</text:a></text:p>
          <text:p text:style-name="P146"><text:a xlink:type="simple" xlink:href="#__RefHeading___Toc951_281739611" text:style-name="Index_20_Link" text:visited-style-name="Index_20_Link">Dynamic Windows Approach<text:tab/>12</text:a></text:p>
          <text:p text:style-name="P146"><text:a xlink:type="simple" xlink:href="#__RefHeading___Toc953_281739611" text:style-name="Index_20_Link" text:visited-style-name="Index_20_Link">Trajetory Rollout<text:tab/>14</text:a></text:p>
          <text:p text:style-name="P146"><text:a xlink:type="simple" xlink:href="#__RefHeading___Toc2342_1024494410" text:style-name="Index_20_Link" text:visited-style-name="Index_20_Link">Timed Elastic Band<text:tab/>15</text:a></text:p>
          <text:p text:style-name="P146"><text:a xlink:type="simple" xlink:href="#__RefHeading___Toc955_281739611" text:style-name="Index_20_Link" text:visited-style-name="Index_20_Link">Model Predictive Control<text:tab/>19</text:a></text:p>
          <text:p text:style-name="P145"><text:a xlink:type="simple" xlink:href="#__RefHeading___Toc2352_1024494410" text:style-name="Index_20_Link" text:visited-style-name="Index_20_Link">Среда для исполнения алгоритмов<text:tab/>20</text:a></text:p>
          <text:p text:style-name="P146"><text:a xlink:type="simple" xlink:href="#__RefHeading___Toc1949_4126046340" text:style-name="Index_20_Link" text:visited-style-name="Index_20_Link">Робот с дифференциальным приводом<text:tab/>20</text:a></text:p>
          <text:p text:style-name="P146"><text:a xlink:type="simple" xlink:href="#__RefHeading___Toc2354_1024494410" text:style-name="Index_20_Link" text:visited-style-name="Index_20_Link">Robot Operating System<text:tab/>22</text:a></text:p>
          <text:p text:style-name="P146"><text:a xlink:type="simple" xlink:href="#__RefHeading___Toc2356_1024494410" text:style-name="Index_20_Link" text:visited-style-name="Index_20_Link">Gazebo<text:tab/>24</text:a></text:p>
          <text:p text:style-name="P145"><text:a xlink:type="simple" xlink:href="#__RefHeading___Toc2358_1024494410" text:style-name="Index_20_Link" text:visited-style-name="Index_20_Link">Сравнение алгоритмов в симуляционной среде<text:tab/>26</text:a></text:p>
          <text:p text:style-name="P145"><text:a xlink:type="simple" xlink:href="#__RefHeading___Toc2366_1024494410" text:style-name="Index_20_Link" text:visited-style-name="Index_20_Link">Анализ качества разработанного ПО<text:tab/>26</text:a></text:p>
          <text:p text:style-name="P146"><text:a xlink:type="simple" xlink:href="#__RefHeading___Toc2368_1024494410" text:style-name="Index_20_Link" text:visited-style-name="Index_20_Link">Испытанные среды<text:tab/>26</text:a></text:p>
          <text:p text:style-name="P146"><text:a xlink:type="simple" xlink:href="#__RefHeading___Toc2370_1024494410" text:style-name="Index_20_Link" text:visited-style-name="Index_20_Link">Ограничения к применению<text:tab/>26</text:a></text:p>
          <text:p text:style-name="P145"><text:a xlink:type="simple" xlink:href="#__RefHeading___Toc2372_1024494410" text:style-name="Index_20_Link" text:visited-style-name="Index_20_Link">Заключение<text:tab/>26</text:a></text:p>
          <text:p text:style-name="P145"><text:a xlink:type="simple" xlink:href="#__RefHeading___Toc2374_1024494410" text:style-name="Index_20_Link" text:visited-style-name="Index_20_Link">Литература<text:tab/>26</text:a></text:p>
        </text:index-body>
      </text:table-of-content>
      <text:p text:style-name="Standard_20__28_user_29_"/>
      <text:h text:style-name="P130" text:outline-level="1"><text:bookmark-start text:name="__RefHeading___Toc2334_1024494410"/><text:bookmark text:name="docs-internal-guid-0f8e576b-7fff-4cbf-a206-5caed33268d6"/>Введение<text:bookmark-end text:name="__RefHeading___Toc2334_1024494410"/></text:h>
      <text:p text:style-name="P8">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19">А</text:span> в точку <text:span text:style-name="T19">Б</text:span> с учетом времени, расстояния, энергии и других факторов.</text:p>
      <text:p text:style-name="P19">При выполнении навигационных задач роботизированные системы используют возможности,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text:p>
      <text:p text:style-name="P9"><text:span text:style-name="T27">В </text:span><text:span text:style-name="T26">автономной навигации выделяется три основные задачи: выбор глобального маршрута, определение своего положения, выбор локального маршрута. Первая заключается в том, чтобы построить глобальный маршрут из одной точки в другую на статической карте</text:span><text:span text:style-name="T28">;</text:span><text:span text:style-name="T26"> Вторая – точное определение местоположения робота в текущей среде. </text:span><text:span text:style-name="T2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10"><text:span text:style-name="T26">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26"> для роботов с дифференциальным приводом.</text:span></text:p>
      <text:p text:style-name="P20">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20"><text:soft-page-break/>В данной работе разобраны все, используемые в ROS, локальные планировщики, а также же те, которые скоро будут добавлены.</text:p>
      <text:p text:style-name="P143">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144"><text:span text:style-name="T1">Цель </text:span><text:span text:style-name="T2">данной </text:span><text:span text:style-name="T1">работы</text:span>: Рассмотреть существующие алгоритмы локального планирования <text:span text:style-name="T105">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393382019" text:style-name="L1">
        <text:list-item>
          <text:p text:style-name="P182">Изучение существующих алгоритмов локального планирования для мобильных роботов.</text:p>
        </text:list-item>
        <text:list-item>
          <text:p text:style-name="P183">Сравнение аппаратных и программных требований существующих алгоритмов локального планирования.</text:p>
        </text:list-item>
        <text:list-item>
          <text:p text:style-name="P184">Определение эффективности применения существующих алгоритмов локального планирования роботов <text:span text:style-name="T106">в неизвестной среде</text:span>.</text:p>
        </text:list-item>
        <text:list-item>
          <text:p text:style-name="P183">Разработка ПО для автономного управления колесным роботом.</text:p>
        </text:list-item>
        <text:list-item>
          <text:p text:style-name="P185">Проверка качества работы разработанного ПО.</text:p>
        </text:list-item>
      </text:list>
      <text:p text:style-name="P142"><text:span text:style-name="T1">Объект</text:span><text:span text:style-name="T2">ом исследования</text:span><text:span text:style-name="T17"> являются а</text:span>лгоритмы локального планирования мобильных роботов</text:p>
      <text:p text:style-name="P142"><text:span text:style-name="T14">Предмет исследования</text:span> — <text:span text:style-name="T17">с</text:span>корость генерации <text:span text:style-name="T17">и</text:span> качество локальных маршрутов, составленных алгоритмами локального планирования.</text:p>
      <text:p text:style-name="P68"><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text:soft-page-break/>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68">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68">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68">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130" text:outline-level="1"><text:bookmark-start text:name="__RefHeading___Toc2336_1024494410"/>Классификация<text:line-break/>алгоритмов планирования траекторий<text:bookmark-end text:name="__RefHeading___Toc2336_1024494410"/></text:h>
      <text:p text:style-name="P40">Глобально, алгоритмы планирования траекторий делятся на две большие категории: традиционные и на основе машинного обучения, в соответствие с их принципами и эпохой в которую были изобретены.</text:p>
      <text:p text:style-name="P11"><text:span text:style-name="T78">Традиционные алгоритмы состоят из </text:span><text:span text:style-name="T83">четырех</text:span><text:span text:style-name="T78"> групп:</text:span></text:p>
      <text:list xml:id="list295764447" text:style-name="L2">
        <text:list-item>
          <text:p text:style-name="P150">Алгоритмы поиска по графу</text:p>
        </text:list-item>
        <text:list-item>
          <text:p text:style-name="P151">Сэмплинг-методы</text:p>
        </text:list-item>
        <text:list-item>
          <text:p text:style-name="P150"><text:span text:style-name="T83">И</text:span>нтерполяционны<text:span text:style-name="T83">е</text:span> кривы<text:span text:style-name="T83">е</text:span></text:p>
        </text:list-item>
        <text:list-item>
          <text:p text:style-name="P152">Реактивные алгоритм<text:span text:style-name="T83">ы</text:span></text:p>
        </text:list-item>
      </text:list>
      <text:p text:style-name="P54">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text:p>
      <text:h text:style-name="Heading_20_2" text:outline-level="2"><text:bookmark-start text:name="__RefHeading___Toc938_281739611"/>Алгоритмы поиска по графу<text:bookmark-end text:name="__RefHeading___Toc938_281739611"/></text:h>
      <text:p text:style-name="P12">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2">Алгоритмы на основе графов делятся на два типа – поиск в глубину и поиск в ширину. Алгоритм поиска в глубину <text:span text:style-name="T79">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3">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Дейкстры и A*.</text:p>
      <text:h text:style-name="P135" text:outline-level="2"><text:bookmark-start text:name="__RefHeading___Toc940_281739611"/>Сэмплинг-методы<text:bookmark-end text:name="__RefHeading___Toc940_281739611"/></text:h>
      <text:p text:style-name="P15"><text:span text:style-name="T81">Сэмплинг-методы</text:span><text:span text:style-name="T80"> </text:span><text:span text:style-name="T81">случайным образом разбивают доступное видимое пространство на выборку возможных маршрутов, которые затем объединяются, образуя собой</text:span><text:span text:style-name="T80"> </text:span><text:span text:style-name="T81">субоптимальный пути. Rapidly-exploring Random Tree (RRT) и Probalistic Roadmap Method (PRM) чаще всего используются при планировании движения.</text:span></text:p>
      <text:p text:style-name="P15"><text:span text:style-name="T81">Алгоритм RRT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82">RRT также может учитывать неголономные ограничения.</text:span></text:p>
      <text:p text:style-name="P55">Алгоритм PRM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6"><text:span text:style-name="T84">Алгоритм интерполяционной кривой определяется как набор математических правил для построения траекторий. </text:span><text:span text:style-name="T87">Такие </text:span><text:span text:style-name="T84">алгоритмы основываются на техниках компьютерной графики, для получения плавного пути. </text:span><text:span text:style-name="T87">Интерполяционные кривые</text:span><text:span text:style-name="T84">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85">Примером алгоритма является путь Дубинса, который строит траекторию из прямых и окружностей. </text:span><text:span text:style-name="T84">Данные алгоритмы не предназначены для построения пути в динамическом пространстве, однако часто используются </text:span><text:span text:style-name="T85">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4"><text:span text:style-name="T86">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87">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88">Наиболее популярны Artificial Potential Field (APF), Dynamic Window Approach (DWA), Timed-Elastic-Band (TEB).</text:span></text:p>
      <text:p text:style-name="P17"><text:span text:style-name="T88">Алгоритм потенциальных полей (APF) – </text:span><text:span text:style-name="T89">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8"><text:span text:style-name="T89">Dynamic Window Approach (DWA) – </text:span><text:span text:style-name="T90">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20">x, y</text:span><text:span text:style-name="T90">) целевой точки и значения текущих скоростей (</text:span><text:span text:style-name="T20">v, w</text:span><text:span text:style-name="T90">) транслируются в команду скорости (</text:span><text:span text:style-name="T20">v, w</text:span><text:span text:style-name="T90">).</text:span></text:p>
      <text:p text:style-name="P18"><text:span text:style-name="T91">Основные задачи алгоритма: рассчитать правильное окно поиска скорости и выбор оптимальную скорость. Пространство поиска строится из скоростей, обеспечивающих безопасную траекторию, т. е. позволяющую остановиться в случае препятствия. Из скоростей берется выборка с учетом динамики робота </text:span><text:soft-page-break/><text:span text:style-name="T91">(«dynamic window»). </text:span><text:span text:style-name="T92">Оптимальной является команда скорости, максимизирующая расстояние до препятствий и скорость, минимизирующая курс к цели.</text:span></text:p>
      <text:p text:style-name="P41"><text:span text:style-name="T92">Timed-Elastic-Band (TEB) – </text:span><text:span text:style-name="T93">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95">упругая </text:span><text:span text:style-name="T93">лента (Elastic Band) натягивается на препятствия. </text:span><text:span text:style-name="T94">Затем в зависимости от расстояния точки пути до препятствия устанавливается сила, с которой движется робот. </text:span><text:span text:style-name="T95">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04" text:outline-level="1"/>
      <text:h text:style-name="P130" text:outline-level="1"><text:bookmark-start text:name="__RefHeading___Toc2338_1024494410"/>Обзор алгоритмов локального планирования<text:bookmark-end text:name="__RefHeading___Toc2338_1024494410"/></text:h>
      <text:p text:style-name="P42">В данной работе рассмотрено 5 различных реактивных алгоритмов, реагирующих на окружающую среду в режиме реального времени, постоянно дополняя существующий маршрут.</text:p>
      <text:h text:style-name="P136" text:outline-level="2"><text:bookmark-start text:name="__RefHeading___Toc951_281739611"/>Dynamic Windows Approach<text:bookmark-end text:name="__RefHeading___Toc951_281739611"/></text:h>
      <text:p text:style-name="P21"><text:span text:style-name="T96">Выбор </text:span>команд<text:span text:style-name="T96">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text:p>
      <text:p text:style-name="P43"><text:span text:style-name="T29">Для генерации траектории к заданной целевой точке для </text:span><text:span text:style-name="T31">n</text:span><text:span text:style-name="T29"> интервалов времени, робот должен определить скорости </text:span><text:span text:style-name="T29"><draw:frame draw:style-name="fr1"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29">, по одной для каждого из </text:span><text:span text:style-name="T31">n</text:span><text:span text:style-name="T29"> интервалов между </text:span><text:span text:style-name="T32">t</text:span><text:span text:style-name="T98">0</text:span><text:span text:style-name="T29"> и </text:span><text:span text:style-name="T31">t</text:span><text:span text:style-name="T98">n</text:span><text:span text:style-name="T2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23">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44"><text:span text:style-name="T36">П</text:span><text:span text:style-name="T26">репятствия находящиеся в непосредственной близости с роботом накладывают ограничение на скорость движения и поворота.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29"><draw:frame draw:style-name="fr1"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37">, которую можно интерпретировать как дугу значение </text:span><text:span text:style-name="T29"><draw:frame draw:style-name="fr1"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29"><text:s/></text:span><text:span text:style-name="T37">равное расстоянию до </text:span><text:soft-page-break/><text:span text:style-name="T37">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38">Допустим </text:span><text:span text:style-name="T29"><draw:frame draw:style-name="fr1" draw:name="Object6" text:anchor-type="as-char" svg:y="-0.1181in" svg:width="0.1547in" svg:height="0.1783in" draw:z-index="5"><draw:object xlink:href="./Object 6" xlink:type="simple" xlink:show="embed" xlink:actuate="onLoad"/><draw:image xlink:href="./ObjectReplacements/Object 6" xlink:type="simple" xlink:show="embed" xlink:actuate="onLoad"/><svg:desc>formula</svg:desc></draw:frame></text:span><text:span text:style-name="T29"><text:s/></text:span><text:span text:style-name="T38">и </text:span><text:span text:style-name="T29"><draw:frame draw:style-name="fr1" draw:name="Object7" text:anchor-type="as-char" svg:y="-0.1181in" svg:width="0.172in" svg:height="0.1783in" draw:z-index="6"><draw:object xlink:href="./Object 7" xlink:type="simple" xlink:show="embed" xlink:actuate="onLoad"/><draw:image xlink:href="./ObjectReplacements/Object 7" xlink:type="simple" xlink:show="embed" xlink:actuate="onLoad"/><svg:desc>formula</svg:desc></draw:frame></text:span><text:span text:style-name="T29"><text:s/>– </text:span><text:span text:style-name="T38">ускорения торможения, в</text:span><text:span text:style-name="T37"> таком случае набор допустимых скоростей </text:span><text:span text:style-name="T29"><draw:frame draw:style-name="fr1"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29"><text:s/></text:span><text:span text:style-name="T37">определяется как:</text:span></text:p>
      <text:p text:style-name="P24"><draw:frame draw:style-name="fr1"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09"><text:span text:style-name="T26">Таким образом, </text:span><text:span text:style-name="T29"><draw:frame draw:style-name="fr1"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29"><text:s/>– </text:span><text:span text:style-name="T26">набор скоростей </text:span><text:span text:style-name="T29"><draw:frame draw:style-name="fr1"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29">, </text:span><text:span text:style-name="T26">которые не допускают ситуации в которой робот не успеет остановиться перед препятствием.</text:span></text:p>
      <text:p text:style-name="P4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29"><draw:frame draw:style-name="fr1"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29"><text:s/></text:span><text:span text:style-name="T38">и </text:span><text:span text:style-name="T29"><draw:frame draw:style-name="fr1"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29">, </text:span><text:span text:style-name="T26">а </text:span><text:span text:style-name="T29"><draw:frame draw:style-name="fr1"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29"><text:s/>– </text:span><text:span text:style-name="T26">текущая скорость. В таком случае динамическое окно </text:span><text:span text:style-name="T29"><draw:frame draw:style-name="fr1" draw:name="Object14" text:anchor-type="as-char" svg:y="-0.1484in" svg:width="0.1827in" svg:height="0.2091in" draw:z-index="13"><draw:object xlink:href="./Object 14" xlink:type="simple" xlink:show="embed" xlink:actuate="onLoad"/><draw:image xlink:href="./ObjectReplacements/Object 14" xlink:type="simple" xlink:show="embed" xlink:actuate="onLoad"/><svg:desc>formula</svg:desc></draw:frame></text:span><text:span text:style-name="T26"><text:s/>определяется как:</text:span></text:p>
      <text:p text:style-name="P25"><draw:frame draw:style-name="fr1"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56">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46"><text:span text:style-name="T99">Пересечение множеств </text:span><text:span text:style-name="T29"><draw:frame draw:style-name="fr1"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29"><text:s/></text:span><text:span text:style-name="T39">и </text:span><text:span text:style-name="T29"><draw:frame draw:style-name="fr1"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29"><text:s/></text:span><text:span text:style-name="T39">определяет результирующее пространство скоростей </text:span><text:span text:style-name="T29"><draw:frame draw:style-name="fr1"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39">, </text:span><text:span text:style-name="T40">из которого выбирается команда скорости, направляемая роботу.</text:span></text:p>
      <text:p text:style-name="P26"><draw:frame draw:style-name="fr1"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22">Для того, чтобы включить в критерий отбора подходящей скорости курс, <text:span text:style-name="T100">препятствия</text:span> и скорость, необходимо максимизировать функцию <text:span text:style-name="T19">G</text:span> над пространством <text:span text:style-name="T97"><draw:frame draw:style-name="fr1"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97">. </text:span>Это выполняется благодаря дискретизации пространства <text:span text:style-name="T97"><draw:frame draw:style-name="fr1"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97">.</text:span></text:p>
      <text:p text:style-name="P27"><draw:frame draw:style-name="fr1"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47">Направление (heading) <text:span text:style-name="T101">является метрикой</text:span> <text:span text:style-name="T101">выравнивания робота относительно целевого направления</text:span>. Определяется как <text:span text:style-name="T29"><draw:frame draw:style-name="fr1"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29">, </text:span><text:span text:style-name="T41">где </text:span><text:span text:style-name="T29"><draw:frame draw:style-name="fr1"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29"><text:s/>– </text:span><text:span text:style-name="T41">угол </text:span><text:span text:style-name="T42">между целевым направлением и направлением робота. Направление вычисляется относи</text:span><text:soft-page-break/><text:span text:style-name="T42">тельно прогнозируемого расположения робота. Что обеспечивает плавный поворот к цели при ободе препятствия.</text:span></text:p>
      <text:p text:style-name="P30">Расстояние до препятствия (dist)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48"><text:span text:style-name="T43">Скорость (velocity) является оценкой продвижения робота по траектории и представляет собой </text:span><text:span text:style-name="T29"><draw:frame draw:style-name="fr1"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43">.</text:span></text:p>
      <text:p text:style-name="P48"><text:span text:style-name="T43">Следует отметить, что все три компонента </text:span><text:span text:style-name="T33">G</text:span><text:span text:style-name="T43"> — курс </text:span><text:span text:style-name="T44">к </text:span><text:span text:style-name="T43">цели, </text:span><text:span text:style-name="T44">расстояние до препятствий</text:span><text:span text:style-name="T43"> и скорость — необходимы. Максимизируя только </text:span><text:span text:style-name="T44">расстояние до препятствий</text:span><text:span text:style-name="T43">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49">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Робот управляется парой команд <text:span text:style-name="T29"><draw:frame draw:style-name="fr1"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29"><text:s/>– </text:span><text:span text:style-name="T45">скорость перемещения и скорость поворота. Таким образом, имеется двухмерное пространство команд для рассмотрения.</text:span></text:p>
      <text:p text:style-name="P50"><text:span text:style-name="T2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46">Такое моделирование предсказывает </text:span><text:soft-page-break/><text:span text:style-name="T46">возможные траектории, как последовательность пятимерных состояний </text:span><text:span text:style-name="T29"><draw:frame draw:style-name="fr1" draw:name="Object27" text:anchor-type="as-char" svg:y="-0.1528in" svg:width="0.8992in" svg:height="0.2008in" draw:z-index="26"><draw:object xlink:href="./Object 27" xlink:type="simple" xlink:show="embed" xlink:actuate="onLoad"/><draw:image xlink:href="./ObjectReplacements/Object 27" xlink:type="simple" xlink:show="embed" xlink:actuate="onLoad"/><svg:desc>formula</svg:desc></draw:frame></text:span><text:span text:style-name="T29">, </text:span><text:span text:style-name="T46">с аппроксимацией динамики транспортного средства</text:span></text:p>
      <text:p text:style-name="P51"><text:span text:style-name="T46">Таким образом, </text:span><text:span text:style-name="T47">смоделированые</text:span><text:span text:style-name="T26"> траектории, спроецированные на плоскость </text:span><text:span text:style-name="T29"><draw:frame draw:style-name="fr1"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26">, представляют собой гладкие, непрерывные 2-мерные кривые, </text:span><text:span text:style-name="T47">зависящие от пределов ускорения.</text:span></text:p>
      <text:p text:style-name="P52"><text:span text:style-name="T26">Каждая смоделированная траектория </text:span><text:span text:style-name="T30">t</text:span><text:span text:style-name="T26"> оценивается следующей функцией стоимости:</text:span></text:p>
      <text:p text:style-name="P28"><draw:frame draw:style-name="fr1"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10"><text:span text:style-name="T26">Где, </text:span><text:span text:style-name="T30">Obs</text:span><text:span text:style-name="T26"> – сумма стоимости ячеек сетки, через которые проходит траектория </text:span><text:span text:style-name="T48">(учитывая те, в которые входят габариты робота); </text:span><text:span text:style-name="T34">Gdist</text:span><text:span text:style-name="T48"> и </text:span><text:span text:style-name="T34">Pdist</text:span><text:span text:style-name="T48"> – расстояния конченой точки траектории до целевой точки и начальной траекторией соответственно; </text:span><text:span text:style-name="T29"><draw:frame draw:style-name="fr1"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29"><text:s/>– </text:span><text:span text:style-name="T48">поступательная составляющая команды скорости.</text:span></text:p>
      <text:p text:style-name="P53"><text:span text:style-name="T102">Выбирается траектория, минимизирующая </text:span><text:span text:style-name="T21">C(t)</text:span><text:span text:style-name="T102">. Тем самым наиболее предпочтительной является траектория, которая: (1) находится далеко от препятствий (</text:span><text:span text:style-name="T21">Obs</text:span><text:span text:style-name="T102">); (2) приближает к цели (</text:span><text:span text:style-name="T21">Gdist</text:span><text:span text:style-name="T102">); (3) остается вблизи глобального пути (</text:span><text:span text:style-name="T21">Pdist</text:span><text:span text:style-name="T102">); (4) наибольшая допустимая скорость (</text:span><text:span text:style-name="T29"><draw:frame draw:style-name="fr1"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02">). </text:span><text:span text:style-name="T103">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57">Данный алгоритм является расширением алгоритма «Elastic Band».</text:p>
      <text:p text:style-name="P57">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57"><text:soft-page-break/>«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58"><text:span text:style-name="T104">Классический «Elastic Band» описывается как последовательность из </text:span><text:span text:style-name="T22">n</text:span><text:span text:style-name="T104"> промежуточных позиций робота </text:span><text:span text:style-name="T29"><draw:frame draw:style-name="fr1"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29">, </text:span><text:span text:style-name="T49">где </text:span><text:span text:style-name="T49"><draw:frame draw:style-name="fr1"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49">, </text:span><text:span text:style-name="T49"><draw:frame draw:style-name="fr1"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49"><text:s text:c="2"/>– точка расположения робота, а </text:span><text:span text:style-name="T49"><draw:frame draw:style-name="fr1"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49"><text:s/>– направление</text:span><text:span text:style-name="T50">:</text:span></text:p>
      <text:p text:style-name="P29"><draw:frame draw:style-name="fr1"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59"><text:span text:style-name="T29">«</text:span><text:span text:style-name="T50">Timed Elastic Band</text:span><text:span text:style-name="T29">» </text:span><text:span text:style-name="T50">дополняется временными интервалами между двумя соседними конфигурациями, описывающимися последовательностью из </text:span><text:span text:style-name="T35">n - 1</text:span><text:span text:style-name="T52"> временных переходов </text:span><text:span text:style-name="T53"><draw:frame draw:style-name="fr1"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52">:</text:span></text:p>
      <text:p text:style-name="P31"><draw:frame draw:style-name="fr1" draw:name="Object37" text:anchor-type="as-char" svg:y="-0.1484in" svg:width="1.1547in" svg:height="0.2091in" draw:z-index="36"><draw:object xlink:href="./Object 37" xlink:type="simple" xlink:show="embed" xlink:actuate="onLoad"/><draw:image xlink:href="./ObjectReplacements/Object 37" xlink:type="simple" xlink:show="embed" xlink:actuate="onLoad"/><svg:desc>formula</svg:desc></draw:frame></text:p>
      <text:p text:style-name="P60"><text:span text:style-name="T53">К</text:span><text:span text:style-name="T51">аждый временной переход означает, необходимое роботу для для перехода из одного состояние в другое. </text:span><text:span text:style-name="T54">TEB описывается как набор векторов, состоящих из </text:span><text:span text:style-name="T53"><draw:frame draw:style-name="fr1" draw:name="Object38" text:anchor-type="as-char" svg:y="-0.1484in" svg:width="0.1256in" svg:height="0.1839in" draw:z-index="37"><draw:object xlink:href="./Object 38" xlink:type="simple" xlink:show="embed" xlink:actuate="onLoad"/><draw:image xlink:href="./ObjectReplacements/Object 38" xlink:type="simple" xlink:show="embed" xlink:actuate="onLoad"/><svg:desc>formula</svg:desc></draw:frame></text:span><text:span text:style-name="T53"><text:s/></text:span><text:span text:style-name="T54">и </text:span><text:span text:style-name="T53"><draw:frame draw:style-name="fr1" draw:name="Object39" text:anchor-type="as-char" svg:y="-0.0874in" svg:width="0.1071in" svg:height="0.0965in" draw:z-index="38"><draw:object xlink:href="./Object 39" xlink:type="simple" xlink:show="embed" xlink:actuate="onLoad"/><draw:image xlink:href="./ObjectReplacements/Object 39" xlink:type="simple" xlink:show="embed" xlink:actuate="onLoad"/><svg:desc>formula</svg:desc></draw:frame></text:span><text:span text:style-name="T53">:</text:span></text:p>
      <text:p text:style-name="P32"><draw:frame draw:style-name="fr1" draw:name="Object40" text:anchor-type="as-char" svg:y="-0.152in" svg:width="0.7299in" svg:height="0.2in" draw:z-index="39"><draw:object xlink:href="./Object 40" xlink:type="simple" xlink:show="embed" xlink:actuate="onLoad"/><draw:image xlink:href="./ObjectReplacements/Object 40" xlink:type="simple" xlink:show="embed" xlink:actuate="onLoad"/><svg:desc>formula</svg:desc></draw:frame></text:p>
      <text:p text:style-name="P61"><text:span text:style-name="T53">О</text:span><text:span text:style-name="T54">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32"><draw:frame draw:style-name="fr1" draw:name="Object41" text:anchor-type="as-char" svg:y="-0.1701in" svg:width="1.2472in" svg:height="0.339in" draw:z-index="40"><draw:object xlink:href="./Object 41" xlink:type="simple" xlink:show="embed" xlink:actuate="onLoad"/><draw:image xlink:href="./ObjectReplacements/Object 41" xlink:type="simple" xlink:show="embed" xlink:actuate="onLoad"/><svg:desc>formula</svg:desc></draw:frame></text:p>
      <text:p text:style-name="P33"><draw:frame draw:style-name="fr1" draw:name="Object42" text:anchor-type="as-char" svg:y="-0.172in" svg:width="1.161in" svg:height="0.3181in" draw:z-index="41"><draw:object xlink:href="./Object 42" xlink:type="simple" xlink:show="embed" xlink:actuate="onLoad"/><draw:image xlink:href="./ObjectReplacements/Object 42" xlink:type="simple" xlink:show="embed" xlink:actuate="onLoad"/><svg:desc>formula</svg:desc></draw:frame></text:p>
      <text:p text:style-name="P111"><text:span text:style-name="T53">Г</text:span><text:span text:style-name="T51">де </text:span><text:span text:style-name="T51"><draw:frame draw:style-name="fr1" draw:name="Object43" text:anchor-type="as-char" svg:y="-0.172in" svg:width="0.1984in" svg:height="0.2075in" draw:z-index="42"><draw:object xlink:href="./Object 43" xlink:type="simple" xlink:show="embed" xlink:actuate="onLoad"/><draw:image xlink:href="./ObjectReplacements/Object 43" xlink:type="simple" xlink:show="embed" xlink:actuate="onLoad"/><svg:desc>formula</svg:desc></draw:frame></text:span><text:span text:style-name="T51"><text:s/>– оптимизированная TEB, </text:span><text:span text:style-name="T51"><draw:frame draw:style-name="fr1" draw:name="Object44" text:anchor-type="as-char" svg:y="-0.152in" svg:width="0.3311in" svg:height="0.2in" draw:z-index="43"><draw:object xlink:href="./Object 44" xlink:type="simple" xlink:show="embed" xlink:actuate="onLoad"/><draw:image xlink:href="./ObjectReplacements/Object 44" xlink:type="simple" xlink:show="embed" xlink:actuate="onLoad"/><svg:desc>formula</svg:desc></draw:frame></text:span><text:span text:style-name="T51"><text:s/>– целевая функция.</text:span></text:p>
      <text:p text:style-name="P62"><text:span text:style-name="T53">Б</text:span><text:span text:style-name="T51">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63"><text:span text:style-name="T55">Целевые функции TEB относятся к двум типам: (1) ограничения, такие как пределы скорости и ускорения, представленные виде штрафных функций; (2) </text:span><text:soft-page-break/><text:span text:style-name="T55">стремление к правильной траектории, предлагающей кратчайший (или быстрейший) путь, обтекающий препятствия.</text:span></text:p>
      <text:p text:style-name="P63"><text:span text:style-name="T55">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56">исходный путь притягивает «упругую ленту»</text:span><text:span text:style-name="T55">, а препятствия отталкивают ее.</text:span></text:p>
      <text:p text:style-name="P64"><text:span text:style-name="T55">Ц</text:span><text:span text:style-name="T56">елевая функция TEB основана на минимальном расстоянии </text:span><text:span text:style-name="T57"><draw:frame draw:style-name="fr1" draw:name="Object45" text:anchor-type="as-char" svg:y="-0.1484in" svg:width="0.339in" svg:height="0.2091in" draw:z-index="44"><draw:object xlink:href="./Object 45" xlink:type="simple" xlink:show="embed" xlink:actuate="onLoad"/><draw:image xlink:href="./ObjectReplacements/Object 45" xlink:type="simple" xlink:show="embed" xlink:actuate="onLoad"/><svg:desc>formula</svg:desc></draw:frame></text:span><text:span text:style-name="T56"><text:s/>от генерируемой траектории до опорной точкой пути или препятствия </text:span><text:span text:style-name="T57"><draw:frame draw:style-name="fr1" draw:name="Object46" text:anchor-type="as-char" svg:y="-0.1484in" svg:width="0.1457in" svg:height="0.2091in" draw:z-index="45"><draw:object xlink:href="./Object 46" xlink:type="simple" xlink:show="embed" xlink:actuate="onLoad"/><draw:image xlink:href="./ObjectReplacements/Object 46" xlink:type="simple" xlink:show="embed" xlink:actuate="onLoad"/><svg:desc>formula</svg:desc></draw:frame></text:span><text:span text:style-name="T56">. В случае опорных точек пути расстояние ограничено максимальным радиусом </text:span><text:span text:style-name="T57"><draw:frame draw:style-name="fr1" draw:name="Object47" text:anchor-type="as-char" svg:y="-0.1484in" svg:width="0.3193in" svg:height="0.2091in" draw:z-index="46"><draw:object xlink:href="./Object 47" xlink:type="simple" xlink:show="embed" xlink:actuate="onLoad"/><draw:image xlink:href="./ObjectReplacements/Object 47" xlink:type="simple" xlink:show="embed" xlink:actuate="onLoad"/><svg:desc>formula</svg:desc></draw:frame></text:span><text:span text:style-name="T57">, </text:span><text:span text:style-name="T56">в случае препятствия </text:span><text:span text:style-name="T58">ограничено минимальным расстоянием </text:span><text:span text:style-name="T58"><draw:frame draw:style-name="fr1" draw:name="Object48" text:anchor-type="as-char" svg:y="-0.1484in" svg:width="0.2909in" svg:height="0.2091in" draw:z-index="47"><draw:object xlink:href="./Object 48" xlink:type="simple" xlink:show="embed" xlink:actuate="onLoad"/><draw:image xlink:href="./ObjectReplacements/Object 48" xlink:type="simple" xlink:show="embed" xlink:actuate="onLoad"/><svg:desc>formula</svg:desc></draw:frame></text:span><text:span text:style-name="T58">. Данные ограничения представляются следующими функциями:</text:span></text:p>
      <text:p text:style-name="P34"><draw:frame draw:style-name="fr1" draw:name="Object49" text:anchor-type="as-char" svg:y="-0.152in" svg:width="1.9252in" svg:height="0.2134in" draw:z-index="48"><draw:object xlink:href="./Object 49" xlink:type="simple" xlink:show="embed" xlink:actuate="onLoad"/><draw:image xlink:href="./ObjectReplacements/Object 49" xlink:type="simple" xlink:show="embed" xlink:actuate="onLoad"/><svg:desc>formula</svg:desc></draw:frame></text:p>
      <text:p text:style-name="P34"><draw:frame draw:style-name="fr1" draw:name="Object50" text:anchor-type="as-char" svg:y="-0.152in" svg:width="2.0602in" svg:height="0.2134in" draw:z-index="49"><draw:object xlink:href="./Object 50" xlink:type="simple" xlink:show="embed" xlink:actuate="onLoad"/><draw:image xlink:href="./ObjectReplacements/Object 50" xlink:type="simple" xlink:show="embed" xlink:actuate="onLoad"/><svg:desc>formula</svg:desc></draw:frame></text:p>
      <text:p text:style-name="P113"><text:span text:style-name="T58">Где </text:span><text:span text:style-name="T58"><draw:frame draw:style-name="fr1" draw:name="Object51" text:anchor-type="as-char" svg:y="-0.1484in" svg:width="0.148in" svg:height="0.1866in" draw:z-index="50"><draw:object xlink:href="./Object 51" xlink:type="simple" xlink:show="embed" xlink:actuate="onLoad"/><draw:image xlink:href="./ObjectReplacements/Object 51" xlink:type="simple" xlink:show="embed" xlink:actuate="onLoad"/><svg:desc>formula</svg:desc></draw:frame></text:span><text:span text:style-name="T58"><text:s/>– кусочно-непрерывная дифференцируемая </text:span><text:span text:style-name="T59">полиномиальная функция, аппроксимирующая границу</text:span><text:span text:style-name="T58">:</text:span></text:p>
      <text:p text:style-name="P34"><draw:frame draw:style-name="fr1" draw:name="Object52" text:anchor-type="as-char" svg:y="-0.4028in" svg:width="3.022in" svg:height="0.7457in" draw:z-index="51"><draw:object xlink:href="./Object 52" xlink:type="simple" xlink:show="embed" xlink:actuate="onLoad"/><draw:image xlink:href="./ObjectReplacements/Object 52" xlink:type="simple" xlink:show="embed" xlink:actuate="onLoad"/><svg:desc>formula</svg:desc></draw:frame></text:p>
      <text:p text:style-name="P112"><text:span text:style-name="T51">В которой </text:span><text:span text:style-name="T51"><draw:frame draw:style-name="fr1" draw:name="Object53" text:anchor-type="as-char" svg:y="-0.1484in" svg:width="0.1362in" svg:height="0.2091in" draw:z-index="52"><draw:object xlink:href="./Object 53" xlink:type="simple" xlink:show="embed" xlink:actuate="onLoad"/><draw:image xlink:href="./ObjectReplacements/Object 53" xlink:type="simple" xlink:show="embed" xlink:actuate="onLoad"/><svg:desc>formula</svg:desc></draw:frame></text:span><text:span text:style-name="T51"><text:s/>означает границу, </text:span><text:span text:style-name="T59">а </text:span><text:span text:style-name="T59"><draw:frame draw:style-name="fr1" draw:name="Object54" text:anchor-type="as-char" svg:y="-0.1484in" svg:width="0.4181in" svg:height="0.1839in" draw:z-index="53"><draw:object xlink:href="./Object 54" xlink:type="simple" xlink:show="embed" xlink:actuate="onLoad"/><draw:image xlink:href="./ObjectReplacements/Object 54" xlink:type="simple" xlink:show="embed" xlink:actuate="onLoad"/><svg:desc>formula</svg:desc></draw:frame></text:span><text:span text:style-name="T59"><text:s/>– определяют точность аппроксимации. А именно, </text:span><text:span text:style-name="T59"><draw:frame draw:style-name="fr1" draw:name="Object55" text:anchor-type="as-char" svg:y="-0.1484in" svg:width="0.0953in" svg:height="0.1839in" draw:z-index="54"><draw:object xlink:href="./Object 55" xlink:type="simple" xlink:show="embed" xlink:actuate="onLoad"/><draw:image xlink:href="./ObjectReplacements/Object 55" xlink:type="simple" xlink:show="embed" xlink:actuate="onLoad"/><svg:desc>formula</svg:desc></draw:frame></text:span><text:span text:style-name="T59"><text:s/>– масштабирование, </text:span><text:span text:style-name="T59"><draw:frame draw:style-name="fr1" draw:name="Object56" text:anchor-type="as-char" svg:y="-0.1484in" svg:width="0.0866in" svg:height="0.1839in" draw:z-index="55"><draw:object xlink:href="./Object 56" xlink:type="simple" xlink:show="embed" xlink:actuate="onLoad"/><draw:image xlink:href="./ObjectReplacements/Object 56" xlink:type="simple" xlink:show="embed" xlink:actuate="onLoad"/><svg:desc>formula</svg:desc></draw:frame></text:span><text:span text:style-name="T59"><text:s/>– полиномиальный порядок, </text:span><text:span text:style-name="T59"><draw:frame draw:style-name="fr1" draw:name="Object57" text:anchor-type="as-char" svg:y="-0.0862in" svg:width="0.0811in" svg:height="0.0945in" draw:z-index="56"><draw:object xlink:href="./Object 57" xlink:type="simple" xlink:show="embed" xlink:actuate="onLoad"/><draw:image xlink:href="./ObjectReplacements/Object 57" xlink:type="simple" xlink:show="embed" xlink:actuate="onLoad"/><svg:desc>formula</svg:desc></draw:frame></text:span><text:span text:style-name="T59"><text:s/>– </text:span><text:span text:style-name="T60">отклонение от аппроксимации.</text:span></text:p>
      <text:p text:style-name="P65"><text:span text:style-name="T58">Д</text:span><text:span text:style-name="T51">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61">.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59"><draw:frame draw:style-name="fr1" draw:name="Object58" text:anchor-type="as-char" svg:y="-0.1484in" svg:width="0.1283in" svg:height="0.2091in" draw:z-index="57"><draw:object xlink:href="./Object 58" xlink:type="simple" xlink:show="embed" xlink:actuate="onLoad"/><draw:image xlink:href="./ObjectReplacements/Object 58" xlink:type="simple" xlink:show="embed" xlink:actuate="onLoad"/><svg:desc>formula</svg:desc></draw:frame></text:span><text:span text:style-name="T59">, </text:span><text:span text:style-name="T59"><draw:frame draw:style-name="fr1" draw:name="Object59" text:anchor-type="as-char" svg:y="-0.1484in" svg:width="0.248in" svg:height="0.2091in" draw:z-index="58"><draw:object xlink:href="./Object 59" xlink:type="simple" xlink:show="embed" xlink:actuate="onLoad"/><draw:image xlink:href="./ObjectReplacements/Object 59" xlink:type="simple" xlink:show="embed" xlink:actuate="onLoad"/><svg:desc>formula</svg:desc></draw:frame></text:span><text:span text:style-name="T59"><text:s/></text:span><text:span text:style-name="T61">за временной промежуток </text:span><text:span text:style-name="T59"><draw:frame draw:style-name="fr1" draw:name="Object60" text:anchor-type="as-char" svg:y="-0.1484in" svg:width="0.2689in" svg:height="0.2091in" draw:z-index="59"><draw:object xlink:href="./Object 60" xlink:type="simple" xlink:show="embed" xlink:actuate="onLoad"/><draw:image xlink:href="./ObjectReplacements/Object 60" xlink:type="simple" xlink:show="embed" xlink:actuate="onLoad"/><svg:desc>formula</svg:desc></draw:frame></text:span><text:span text:style-name="T61">.</text:span></text:p>
      <text:p text:style-name="P35"><draw:frame draw:style-name="fr1" draw:name="Object61" text:anchor-type="as-char" svg:y="-0.252in" svg:width="2.7319in" svg:height="0.4693in" draw:z-index="60"><draw:object xlink:href="./Object 61" xlink:type="simple" xlink:show="embed" xlink:actuate="onLoad"/><draw:image xlink:href="./ObjectReplacements/Object 61" xlink:type="simple" xlink:show="embed" xlink:actuate="onLoad"/><svg:desc>formula</svg:desc></draw:frame></text:p>
      <text:p text:style-name="P118"><text:soft-page-break/>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6"><draw:frame draw:style-name="fr1" draw:name="Object62" text:anchor-type="as-char" svg:y="-0.2728in" svg:width="1.061in" svg:height="0.4465in" draw:z-index="61"><draw:object xlink:href="./Object 62" xlink:type="simple" xlink:show="embed" xlink:actuate="onLoad"/><draw:image xlink:href="./ObjectReplacements/Object 62" xlink:type="simple" xlink:show="embed" xlink:actuate="onLoad"/><svg:desc>formula</svg:desc></draw:frame></text:p>
      <text:p text:style-name="P119">Ускорение поворота считается таким же образом, только вместо скорости поступательного движения используется скорость поворота.</text:p>
      <text:p text:style-name="P66"><text:span text:style-name="T59">Д</text:span><text:span text:style-name="T51">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7"><draw:frame draw:style-name="fr1" draw:name="Object63" text:anchor-type="as-char" svg:y="-0.2374in" svg:width="0.9575in" svg:height="0.4555in" draw:z-index="62"><draw:object xlink:href="./Object 63" xlink:type="simple" xlink:show="embed" xlink:actuate="onLoad"/><draw:image xlink:href="./ObjectReplacements/Object 63" xlink:type="simple" xlink:show="embed" xlink:actuate="onLoad"/><svg:desc>formula</svg:desc></draw:frame></text:p>
      <text:p text:style-name="P114"><text:span text:style-name="T59">Г</text:span><text:span text:style-name="T51">де </text:span><text:span text:style-name="T30">L</text:span><text:span text:style-name="T51"> – половина расстояния между колесами.</text:span></text:p>
      <text:p text:style-name="P115"><text:span text:style-name="T51"><text:tab/>Роботы <text:s/></text:span><text:span text:style-name="T62">с дифференциальным приводом </text:span><text:span text:style-name="T51">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Угол </text:span><text:span text:style-name="T59"><draw:frame draw:style-name="fr1" draw:name="Object64" text:anchor-type="as-char" svg:y="-0.1189in" svg:width="0.1252in" svg:height="0.1799in" draw:z-index="63"><draw:object xlink:href="./Object 64" xlink:type="simple" xlink:show="embed" xlink:actuate="onLoad"/><draw:image xlink:href="./ObjectReplacements/Object 64" xlink:type="simple" xlink:show="embed" xlink:actuate="onLoad"/><svg:desc>formula</svg:desc></draw:frame></text:span><text:span text:style-name="T59"><text:s/></text:span><text:span text:style-name="T51">между направлением состояния </text:span><text:span text:style-name="T59"><draw:frame draw:style-name="fr1" draw:name="Object65" text:anchor-type="as-char" svg:y="-0.1484in" svg:width="0.1283in" svg:height="0.2091in" draw:z-index="64"><draw:object xlink:href="./Object 65" xlink:type="simple" xlink:show="embed" xlink:actuate="onLoad"/><draw:image xlink:href="./ObjectReplacements/Object 65" xlink:type="simple" xlink:show="embed" xlink:actuate="onLoad"/><svg:desc>formula</svg:desc></draw:frame></text:span><text:span text:style-name="T59"><text:s/></text:span><text:span text:style-name="T51">и </text:span><text:span text:style-name="T63">вектором </text:span><text:span text:style-name="T59"><draw:frame draw:style-name="fr1" draw:name="Object66" text:anchor-type="as-char" svg:y="-0.1484in" svg:width="0.3256in" svg:height="0.2091in" draw:z-index="65"><draw:object xlink:href="./Object 66" xlink:type="simple" xlink:show="embed" xlink:actuate="onLoad"/><draw:image xlink:href="./ObjectReplacements/Object 66" xlink:type="simple" xlink:show="embed" xlink:actuate="onLoad"/><svg:desc>formula</svg:desc></draw:frame></text:span><text:span text:style-name="T59">, </text:span><text:span text:style-name="T64">направленным от состояния </text:span><text:span text:style-name="T59"><draw:frame draw:style-name="fr1" draw:name="Object67" text:anchor-type="as-char" svg:y="-0.1484in" svg:width="0.1283in" svg:height="0.2091in" draw:z-index="66"><draw:object xlink:href="./Object 67" xlink:type="simple" xlink:show="embed" xlink:actuate="onLoad"/><draw:image xlink:href="./ObjectReplacements/Object 67" xlink:type="simple" xlink:show="embed" xlink:actuate="onLoad"/><svg:desc>formula</svg:desc></draw:frame></text:span><text:span text:style-name="T59"><text:s/></text:span><text:span text:style-name="T64">к состоянию </text:span><text:span text:style-name="T59"><draw:frame draw:style-name="fr1" draw:name="Object68" text:anchor-type="as-char" svg:y="-0.1484in" svg:width="0.248in" svg:height="0.2091in" draw:z-index="67"><draw:object xlink:href="./Object 68" xlink:type="simple" xlink:show="embed" xlink:actuate="onLoad"/><draw:image xlink:href="./ObjectReplacements/Object 68" xlink:type="simple" xlink:show="embed" xlink:actuate="onLoad"/><svg:desc>formula</svg:desc></draw:frame></text:span><text:span text:style-name="T59">, </text:span><text:span text:style-name="T64">равен соответствующему углу </text:span><text:span text:style-name="T59"><draw:frame draw:style-name="fr1" draw:name="Object69" text:anchor-type="as-char" svg:y="-0.1189in" svg:width="0.2429in" svg:height="0.1799in" draw:z-index="68"><draw:object xlink:href="./Object 69" xlink:type="simple" xlink:show="embed" xlink:actuate="onLoad"/><draw:image xlink:href="./ObjectReplacements/Object 69" xlink:type="simple" xlink:show="embed" xlink:actuate="onLoad"/><svg:desc>formula</svg:desc></draw:frame></text:span><text:span text:style-name="T59"><text:s/></text:span><text:span text:style-name="T64">между </text:span><text:span text:style-name="T64"><draw:frame draw:style-name="fr1" draw:name="Object70" text:anchor-type="as-char" svg:y="-0.1484in" svg:width="0.248in" svg:height="0.2091in" draw:z-index="69"><draw:object xlink:href="./Object 70" xlink:type="simple" xlink:show="embed" xlink:actuate="onLoad"/><draw:image xlink:href="./ObjectReplacements/Object 70" xlink:type="simple" xlink:show="embed" xlink:actuate="onLoad"/><svg:desc>formula</svg:desc></draw:frame></text:span><text:span text:style-name="T64"><text:s/>и </text:span><text:span text:style-name="T59"><draw:frame draw:style-name="fr1" draw:name="Object71" text:anchor-type="as-char" svg:y="-0.1484in" svg:width="0.3256in" svg:height="0.2091in" draw:z-index="70"><draw:object xlink:href="./Object 71" xlink:type="simple" xlink:show="embed" xlink:actuate="onLoad"/><draw:image xlink:href="./ObjectReplacements/Object 71" xlink:type="simple" xlink:show="embed" xlink:actuate="onLoad"/><svg:desc>formula</svg:desc></draw:frame></text:span><text:span text:style-name="T64">. </text:span><text:span text:style-name="T65">Если </text:span><text:span text:style-name="T53"><draw:frame draw:style-name="fr1" draw:name="Object75" text:anchor-type="as-char" svg:y="-0.1228in" svg:width="0.1217in" svg:height="0.1835in" draw:z-index="73"><draw:object xlink:href="./Object 75" xlink:type="simple" xlink:show="embed" xlink:actuate="onLoad"/><draw:image xlink:href="./ObjectReplacements/Object 75" xlink:type="simple" xlink:show="embed" xlink:actuate="onLoad"/><svg:desc>formula</svg:desc></draw:frame></text:span><text:span text:style-name="T53"><text:s/>– </text:span><text:span text:style-name="T65">абсолютное направление, тогда:</text:span></text:p>
      <text:p text:style-name="P38"><draw:frame draw:style-name="fr1" draw:name="Object72" text:anchor-type="as-char" svg:y="-0.4457in" svg:width="2.4846in" svg:height="0.8689in" draw:z-index="71"><draw:object xlink:href="./Object 72" xlink:type="simple" xlink:show="embed" xlink:actuate="onLoad"/><draw:image xlink:href="./ObjectReplacements/Object 72" xlink:type="simple" xlink:show="embed" xlink:actuate="onLoad"/><svg:desc>formula</svg:desc></draw:frame></text:p>
      <text:p text:style-name="P116"><text:span text:style-name="T59">Г</text:span><text:span text:style-name="T51">де вектор направления </text:span><text:span text:style-name="T59"><draw:frame draw:style-name="fr1" draw:name="Object74" text:anchor-type="as-char" svg:y="-0.1484in" svg:width="0.3256in" svg:height="0.2091in" draw:z-index="74"><draw:object xlink:href="./Object 74" xlink:type="simple" xlink:show="embed" xlink:actuate="onLoad"/><draw:image xlink:href="./ObjectReplacements/Object 74" xlink:type="simple" xlink:show="embed" xlink:actuate="onLoad"/><svg:desc>formula</svg:desc></draw:frame></text:span><text:span text:style-name="T59"><text:s/></text:span><text:span text:style-name="T51">равен</text:span></text:p>
      <text:p text:style-name="P38"><draw:frame draw:style-name="fr1" draw:name="Object73" text:anchor-type="as-char" svg:y="-0.3701in" svg:width="1.2429in" svg:height="0.6811in" draw:z-index="72"><draw:object xlink:href="./Object 73" xlink:type="simple" xlink:show="embed" xlink:actuate="onLoad"/><draw:image xlink:href="./ObjectReplacements/Object 73" xlink:type="simple" xlink:show="embed" xlink:actuate="onLoad"/><svg:desc>formula</svg:desc></draw:frame></text:p>
      <text:p text:style-name="P117"><text:soft-page-break/><text:span text:style-name="T59">Т</text:span><text:span text:style-name="T51">огда, целевая функция равна:</text:span></text:p>
      <text:p text:style-name="P39"><draw:frame draw:style-name="fr1" draw:name="Object76" text:anchor-type="as-char" svg:y="-0.448in" svg:width="3.2091in" svg:height="0.8299in" draw:z-index="75"><draw:object xlink:href="./Object 76" xlink:type="simple" xlink:show="embed" xlink:actuate="onLoad"/><draw:image xlink:href="./ObjectReplacements/Object 76" xlink:type="simple" xlink:show="embed" xlink:actuate="onLoad"/><svg:desc>formula</svg:desc></draw:frame></text:p>
      <text:p text:style-name="P38">Цель самого быстрого пути легко достигается путем минимизации квадрата суммы всех временных различий.</text:p>
      <text:p text:style-name="P37"><draw:frame draw:style-name="fr1" draw:name="Object77" text:anchor-type="as-char" svg:y="-0.2807in" svg:width="0.928in" svg:height="0.4484in" draw:z-index="76"><draw:object xlink:href="./Object 77" xlink:type="simple" xlink:show="embed" xlink:actuate="onLoad"/><draw:image xlink:href="./ObjectReplacements/Object 77" xlink:type="simple" xlink:show="embed" xlink:actuate="onLoad"/><svg:desc>formula</svg:desc></draw:frame></text:p>
      <text:p text:style-name="P67"><text:span text:style-name="T59">Т</text:span><text:span text:style-name="T51">акая целевая функция позволяет добиться равномерного распределения состояний по времени, а не по расстоянию.</text:span></text:p>
      <text:h text:style-name="P137" text:outline-level="2"><text:bookmark-start text:name="__RefHeading___Toc955_281739611"/>Model Predictive Control<text:bookmark-end text:name="__RefHeading___Toc955_281739611"/></text:h>
      <text:p text:style-name="P153"><text:span text:style-name="T107">Рассматривает задачу планирования следующим образом. Необходимо направить роботизированную систему </text:span><text:span text:style-name="T59"><draw:frame draw:style-name="fr1" draw:name="Object78" text:anchor-type="as-char" svg:y="-0.152in" svg:width="1.3016in" svg:height="0.2in" draw:z-index="77"><draw:object xlink:href="./Object 78" xlink:type="simple" xlink:show="embed" xlink:actuate="onLoad"/><draw:image xlink:href="./ObjectReplacements/Object 78" xlink:type="simple" xlink:show="embed" xlink:actuate="onLoad"/><svg:desc>formula</svg:desc></draw:frame></text:span><text:span text:style-name="T59">, </text:span><text:span text:style-name="T68">где </text:span><text:span text:style-name="T59"><draw:frame draw:style-name="fr1" draw:name="Object79" text:anchor-type="as-char" svg:y="-0.152in" svg:width="0.2953in" svg:height="0.2in" draw:z-index="78"><draw:object xlink:href="./Object 79" xlink:type="simple" xlink:show="embed" xlink:actuate="onLoad"/><draw:image xlink:href="./ObjectReplacements/Object 79" xlink:type="simple" xlink:show="embed" xlink:actuate="onLoad"/><svg:desc>formula</svg:desc></draw:frame></text:span><text:span text:style-name="T59"><text:s/>– </text:span><text:span text:style-name="T68">а </text:span><text:span text:style-name="T59"><text:s/></text:span><text:span text:style-name="T68">последовательность (траектория) состояний, </text:span><text:span text:style-name="T66">а </text:span><text:span text:style-name="T59"><draw:frame draw:style-name="fr1" draw:name="Object80" text:anchor-type="as-char" svg:y="-0.152in" svg:width="0.2984in" svg:height="0.2in" draw:z-index="79"><draw:object xlink:href="./Object 80" xlink:type="simple" xlink:show="embed" xlink:actuate="onLoad"/><draw:image xlink:href="./ObjectReplacements/Object 80" xlink:type="simple" xlink:show="embed" xlink:actuate="onLoad"/><svg:desc>formula</svg:desc></draw:frame></text:span><text:span text:style-name="T59"><text:s/>– </text:span><text:span text:style-name="T66">траектория управляющих сигналов,</text:span><text:span text:style-name="T67"> из состояния </text:span><text:span text:style-name="T59"><draw:frame draw:style-name="fr1" draw:name="Object81" text:anchor-type="as-char" svg:y="-0.1484in" svg:width="0.1429in" svg:height="0.2091in" draw:z-index="80"><draw:object xlink:href="./Object 81" xlink:type="simple" xlink:show="embed" xlink:actuate="onLoad"/><draw:image xlink:href="./ObjectReplacements/Object 81" xlink:type="simple" xlink:show="embed" xlink:actuate="onLoad"/><svg:desc>formula</svg:desc></draw:frame></text:span><text:span text:style-name="T59"><text:s/></text:span><text:span text:style-name="T67">в момент времени </text:span><text:span text:style-name="T59"><draw:frame draw:style-name="fr1" draw:name="Object82" text:anchor-type="as-char" svg:y="-0.1484in" svg:width="0.1035in" svg:height="0.2091in" draw:z-index="81"><draw:object xlink:href="./Object 82" xlink:type="simple" xlink:show="embed" xlink:actuate="onLoad"/><draw:image xlink:href="./ObjectReplacements/Object 82" xlink:type="simple" xlink:show="embed" xlink:actuate="onLoad"/><svg:desc>formula</svg:desc></draw:frame></text:span><text:span text:style-name="T59"><text:s/></text:span><text:span text:style-name="T67">в <text:s/>промежуточное или конечное целевое множество </text:span><draw:frame draw:style-name="fr1" draw:name="Object83" text:anchor-type="as-char" svg:y="-0.1181in" svg:width="0.1339in" svg:height="0.1256in" draw:z-index="82"><draw:object xlink:href="./Object 83" xlink:type="simple" xlink:show="embed" xlink:actuate="onLoad"/><draw:image xlink:href="./ObjectReplacements/Object 83" xlink:type="simple" xlink:show="embed" xlink:actuate="onLoad"/><svg:desc>formula</svg:desc></draw:frame><text:s/><text:span text:style-name="T108">за время </text:span><text:span text:style-name="T59"><draw:frame draw:style-name="fr1" draw:name="Object84" text:anchor-type="as-char" svg:y="-0.1484in" svg:width="0.1071in" svg:height="0.2091in" draw:z-index="83"><draw:object xlink:href="./Object 84" xlink:type="simple" xlink:show="embed" xlink:actuate="onLoad"/><draw:image xlink:href="./ObjectReplacements/Object 84" xlink:type="simple" xlink:show="embed" xlink:actuate="onLoad"/><svg:desc>formula</svg:desc></draw:frame></text:span><text:span text:style-name="T59">, </text:span><text:span text:style-name="T67">минимизируя целевую функцию и придерживаясь заданных ограничений.</text:span></text:p>
      <text:p text:style-name="P153"><text:span text:style-name="T67"/></text:p>
      <text:h text:style-name="P148" text:outline-level="1"><text:bookmark-start text:name="__RefHeading___Toc2352_1024494410"/>Среда для исполнения алгоритмов<text:bookmark-end text:name="__RefHeading___Toc2352_1024494410"/></text:h>
      <text:p text:style-name="P154"><text:span text:style-name="T110">Большинство современных мобильных колесных роботов используют такой механизм управления, как </text:span><text:span text:style-name="T75">дифференциальны</text:span><text:span text:style-name="T76">й</text:span><text:span text:style-name="T75"> привод. </text:span><text:span text:style-name="T76">По этой причине, в ходе данной работы у</text:span><text:span text:style-name="T109">казанные алгоритмы были использованы на роботе с <text:s/></text:span><text:span text:style-name="T76">таким механизмом управления.</text:span></text:p>
      <text:p text:style-name="P155"><text:span text:style-name="T26">Робот с <text:s/></text:span><text:span text:style-name="T75">дифференциальны</text:span><text:span text:style-name="T26">м</text:span><text:span text:style-name="T75"> привод</text:span><text:span text:style-name="T2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156"><text:span text:style-name="T26">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span></text:p>
      <text:p text:style-name="P156"><text:span text:style-name="T2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77">направленный на точную симуляцию реального мира, интегрированный в ROS.</text:span></text:p>
      <text:h text:style-name="Heading_20_2" text:outline-level="2"><text:bookmark-start text:name="__RefHeading___Toc1949_4126046340"/><text:span text:style-name="T26">Робот с </text:span><text:span text:style-name="T75">дифференциальны</text:span><text:span text:style-name="T76">м</text:span><text:span text:style-name="T75"> привод</text:span><text:span text:style-name="T76">ом</text:span><text:bookmark-end text:name="__RefHeading___Toc1949_4126046340"/></text:h>
      <text:p text:style-name="P157"><text:span text:style-name="T76">Д</text:span><text:span text:style-name="T2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157"><text:span text:style-name="T26">Робот с <text:s/></text:span><text:span text:style-name="T75">дифференциальны</text:span><text:span text:style-name="T76">м</text:span><text:span text:style-name="T75"> привод</text:span><text:span text:style-name="T76">ом </text:span><text:span text:style-name="T26">приводом имеет два органа управления, которыми являются акселераторы левого и правого колеса, однако движется робот в трехмерном пространстве </text:span><text:span text:style-name="T59"><draw:frame draw:style-name="fr1" draw:name="Object85" text:anchor-type="as-char" svg:y="-0.152in" svg:width="0.5654in" svg:height="0.2in" draw:z-index="84"><draw:object xlink:href="./Object 85" xlink:type="simple" xlink:show="embed" xlink:actuate="onLoad"/><draw:image xlink:href="./ObjectReplacements/Object 85" xlink:type="simple" xlink:show="embed" xlink:actuate="onLoad"/><svg:desc>formula</svg:desc></draw:frame></text:span><text:span text:style-name="T59">. </text:span><text:span text:style-name="T51">Таким образом, не каждый путь в доступном пространстве является достижимым.</text:span></text:p>
      <text:p text:style-name="P159"><text:soft-page-break/><text:span text:style-name="T51">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p>
      <text:p text:style-name="P159"><text:span text:style-name="T51">TODO: // Вставить рисунок модели</text:span></text:p>
      <text:p text:style-name="P159"><text:span text:style-name="T51"/></text:p>
      <text:p text:style-name="P159"><text:span text:style-name="T51"/></text:p>
      <text:p text:style-name="P159"><text:span text:style-name="T51"/></text:p>
      <text:p text:style-name="P159"><text:span text:style-name="T51"/></text:p>
      <text:p text:style-name="P159"><text:span text:style-name="T51"/></text:p>
      <text:p text:style-name="P159"><text:span text:style-name="T51"/></text:p>
      <text:p text:style-name="P159"><text:span text:style-name="T51"/></text:p>
      <text:p text:style-name="P160"><text:span text:style-name="T69">Изменение скорости вращения колес, приводит к изменению траектории движения робота. Поскольку скорость поворота робота </text:span><text:span text:style-name="T59"><draw:frame draw:style-name="fr1" draw:name="Object86" text:anchor-type="as-char" svg:y="-0.0854in" svg:width="0.1189in" svg:height="0.0953in" draw:z-index="85"><draw:object xlink:href="./Object 86" xlink:type="simple" xlink:show="embed" xlink:actuate="onLoad"/><draw:image xlink:href="./ObjectReplacements/Object 86" xlink:type="simple" xlink:show="embed" xlink:actuate="onLoad"/><svg:desc>formula</svg:desc></draw:frame></text:span><text:span text:style-name="T59"><text:s/></text:span><text:span text:style-name="T69">вокруг ICC должна быть одинакова для обоих колес, верны следующие выражения:</text:span></text:p>
      <text:p text:style-name="P158"><text:span text:style-name="T59"><draw:frame draw:style-name="fr1" draw:name="Object87" text:anchor-type="as-char" svg:y="-0.3134in" svg:width="1.0098in" svg:height="0.5925in" draw:z-index="86"><draw:object xlink:href="./Object 87" xlink:type="simple" xlink:show="embed" xlink:actuate="onLoad"/><draw:image xlink:href="./ObjectReplacements/Object 87" xlink:type="simple" xlink:show="embed" xlink:actuate="onLoad"/><svg:desc>formula</svg:desc></draw:frame></text:span></text:p>
      <text:p text:style-name="P186"><text:span text:style-name="T59">Г</text:span><text:span text:style-name="T51">де </text:span><text:span text:style-name="T30">l</text:span><text:span text:style-name="T51"> – расстояние между колесами, </text:span><text:span text:style-name="T59"><draw:frame draw:style-name="fr1" draw:name="Object88" text:anchor-type="as-char" svg:y="-0.1484in" svg:width="0.4047in" svg:height="0.2091in" draw:z-index="87"><draw:object xlink:href="./Object 88" xlink:type="simple" xlink:show="embed" xlink:actuate="onLoad"/><draw:image xlink:href="./ObjectReplacements/Object 88" xlink:type="simple" xlink:show="embed" xlink:actuate="onLoad"/><svg:desc>formula</svg:desc></draw:frame></text:span><text:span text:style-name="T59"><text:s/>– </text:span><text:span text:style-name="T51">скорости движения колес вдоль земли. </text:span><text:span text:style-name="T30">R</text:span><text:span text:style-name="T51"> – радиус поворота. Значения </text:span><text:span text:style-name="T59"><draw:frame draw:style-name="fr1" draw:name="Object89" text:anchor-type="as-char" svg:y="-0.0854in" svg:width="0.1189in" svg:height="0.0953in" draw:z-index="88"><draw:object xlink:href="./Object 89" xlink:type="simple" xlink:show="embed" xlink:actuate="onLoad"/><draw:image xlink:href="./ObjectReplacements/Object 89" xlink:type="simple" xlink:show="embed" xlink:actuate="onLoad"/><svg:desc>formula</svg:desc></draw:frame></text:span><text:span text:style-name="T59"><text:s/></text:span><text:span text:style-name="T51">и </text:span><text:span text:style-name="T30">R</text:span><text:span text:style-name="T51"> в любой момент времени могут быть получены следующим образом:</text:span></text:p>
      <text:p text:style-name="P158"><text:span text:style-name="T59"><draw:frame draw:style-name="fr1" draw:name="Object90" text:anchor-type="as-char" svg:y="-0.2689in" svg:width="1.948in" svg:height="0.4425in" draw:z-index="89"><draw:object xlink:href="./Object 90" xlink:type="simple" xlink:show="embed" xlink:actuate="onLoad"/><draw:image xlink:href="./ObjectReplacements/Object 90" xlink:type="simple" xlink:show="embed" xlink:actuate="onLoad"/><svg:desc>formula</svg:desc></draw:frame></text:span></text:p>
      <text:p text:style-name="P161"><text:span text:style-name="T59">Р</text:span><text:span text:style-name="T51">ассмотрим три особых случая:</text:span></text:p>
      <text:list xml:id="list1024254644" text:style-name="L3">
        <text:list-item>
          <text:p text:style-name="P162"><text:span text:style-name="T51">Если </text:span><text:span text:style-name="T51"><draw:frame draw:style-name="fr1" draw:name="Object91" text:anchor-type="as-char" svg:y="-0.1484in" svg:width="0.4665in" svg:height="0.2091in" draw:z-index="90"><draw:object xlink:href="./Object 91" xlink:type="simple" xlink:show="embed" xlink:actuate="onLoad"/><draw:image xlink:href="./ObjectReplacements/Object 91" xlink:type="simple" xlink:show="embed" xlink:actuate="onLoad"/><svg:desc>formula</svg:desc></draw:frame></text:span><text:span text:style-name="T51">, то робот движется вдоль прямой. </text:span><text:span text:style-name="T30">R </text:span><text:span text:style-name="T51">равно бесконечности, а </text:span><text:span text:style-name="T51"><draw:frame draw:style-name="fr1" draw:name="Object92" text:anchor-type="as-char" svg:y="-0.0854in" svg:width="0.1189in" svg:height="0.0953in" draw:z-index="91"><draw:object xlink:href="./Object 92" xlink:type="simple" xlink:show="embed" xlink:actuate="onLoad"/><draw:image xlink:href="./ObjectReplacements/Object 92" xlink:type="simple" xlink:show="embed" xlink:actuate="onLoad"/><svg:desc>formula</svg:desc></draw:frame></text:span><text:span text:style-name="T51"><text:s/>равно нулю</text:span></text:p>
        </text:list-item>
        <text:list-item>
          <text:p text:style-name="P162"><text:span text:style-name="T51">Если </text:span><text:span text:style-name="T51"><draw:frame draw:style-name="fr1" draw:name="Object93" text:anchor-type="as-char" svg:y="-0.1484in" svg:width="0.5929in" svg:height="0.2091in" draw:z-index="92"><draw:object xlink:href="./Object 93" xlink:type="simple" xlink:show="embed" xlink:actuate="onLoad"/><draw:image xlink:href="./ObjectReplacements/Object 93" xlink:type="simple" xlink:show="embed" xlink:actuate="onLoad"/><svg:desc>formula</svg:desc></draw:frame></text:span><text:span text:style-name="T51">, тогда </text:span><text:span text:style-name="T30">R</text:span><text:span text:style-name="T51"> равно нулю, робот вращается вокруг своего центра.</text:span></text:p>
        </text:list-item>
        <text:list-item>
          <text:p text:style-name="P162"><text:span text:style-name="T51">Если </text:span><text:span text:style-name="T51"><draw:frame draw:style-name="fr1" draw:name="Object94" text:anchor-type="as-char" svg:y="-0.1484in" svg:width="0.3835in" svg:height="0.2091in" draw:z-index="93"><draw:object xlink:href="./Object 94" xlink:type="simple" xlink:show="embed" xlink:actuate="onLoad"/><draw:image xlink:href="./ObjectReplacements/Object 94" xlink:type="simple" xlink:show="embed" xlink:actuate="onLoad"/><svg:desc>formula</svg:desc></draw:frame></text:span><text:span text:style-name="T51">, Робот вращается вокруг левого колеса, </text:span><text:span text:style-name="T30">R</text:span><text:span text:style-name="T51"> равно </text:span><text:span text:style-name="T30">l</text:span><text:span text:style-name="T51">/2. Это также верно и для </text:span><text:span text:style-name="T51"><draw:frame draw:style-name="fr1" draw:name="Object95" text:anchor-type="as-char" svg:y="-0.1484in" svg:width="0.398in" svg:height="0.2091in" draw:z-index="94"><draw:object xlink:href="./Object 95" xlink:type="simple" xlink:show="embed" xlink:actuate="onLoad"/><draw:image xlink:href="./ObjectReplacements/Object 95" xlink:type="simple" xlink:show="embed" xlink:actuate="onLoad"/><svg:desc>formula</svg:desc></draw:frame></text:span><text:span text:style-name="T51">, только в таком случае вращение происходит вокруг правого колеса.</text:span></text:p>
        </text:list-item>
      </text:list>
      <text:p text:style-name="P163"><text:soft-page-break/><text:span text:style-name="T59">С</text:span><text:span text:style-name="T73">тоит обратить внимание, что в реальных условиях робот не может двигаться вдоль прямой, поскольку всегда присутствует разность </text:span><text:span text:style-name="T70">между скоростями колес. Робот с </text:span><text:span text:style-name="T71">дифференциальны</text:span><text:span text:style-name="T72">м</text:span><text:span text:style-name="T71"> привод</text:span><text:span text:style-name="T72">ом </text:span><text:span text:style-name="T70">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163"><text:span text:style-name="T70">Манипулируя значениями </text:span><text:span text:style-name="T70"><draw:frame draw:style-name="fr1" draw:name="Object96" text:anchor-type="as-char" svg:y="-0.1484in" svg:width="0.1571in" svg:height="0.2091in" draw:z-index="95"><draw:object xlink:href="./Object 96" xlink:type="simple" xlink:show="embed" xlink:actuate="onLoad"/><draw:image xlink:href="./ObjectReplacements/Object 96" xlink:type="simple" xlink:show="embed" xlink:actuate="onLoad"/><svg:desc>formula</svg:desc></draw:frame></text:span><text:span text:style-name="T70"><text:s/>и </text:span><text:span text:style-name="T70"><draw:frame draw:style-name="fr1" draw:name="Object97" text:anchor-type="as-char" svg:y="-0.1484in" svg:width="0.1709in" svg:height="0.2091in" draw:z-index="96"><draw:object xlink:href="./Object 97" xlink:type="simple" xlink:show="embed" xlink:actuate="onLoad"/><draw:image xlink:href="./ObjectReplacements/Object 97" xlink:type="simple" xlink:show="embed" xlink:actuate="onLoad"/><svg:desc>formula</svg:desc></draw:frame></text:span><text:span text:style-name="T70">, можно изменять положение </text:span><text:span text:style-name="T59"><draw:frame draw:style-name="fr1" draw:name="Object98" text:anchor-type="as-char" svg:y="-0.152in" svg:width="0.5654in" svg:height="0.2in" draw:z-index="97"><draw:object xlink:href="./Object 98" xlink:type="simple" xlink:show="embed" xlink:actuate="onLoad"/><draw:image xlink:href="./ObjectReplacements/Object 98" xlink:type="simple" xlink:show="embed" xlink:actuate="onLoad"/><svg:desc>formula</svg:desc></draw:frame></text:span><text:span text:style-name="T59"><text:s/></text:span><text:span text:style-name="T70">робота. Зная скорости </text:span><text:span text:style-name="T70"><draw:frame draw:style-name="fr1" draw:name="Object99" text:anchor-type="as-char" svg:y="-0.1484in" svg:width="0.1571in" svg:height="0.2091in" draw:z-index="98"><draw:object xlink:href="./Object 99" xlink:type="simple" xlink:show="embed" xlink:actuate="onLoad"/><draw:image xlink:href="./ObjectReplacements/Object 99" xlink:type="simple" xlink:show="embed" xlink:actuate="onLoad"/><svg:desc>formula</svg:desc></draw:frame></text:span><text:span text:style-name="T70"><text:s/>и </text:span><text:span text:style-name="T70"><draw:frame draw:style-name="fr1" draw:name="Object100" text:anchor-type="as-char" svg:y="-0.1484in" svg:width="0.1709in" svg:height="0.2091in" draw:z-index="99"><draw:object xlink:href="./Object 100" xlink:type="simple" xlink:show="embed" xlink:actuate="onLoad"/><draw:image xlink:href="./ObjectReplacements/Object 100" xlink:type="simple" xlink:show="embed" xlink:actuate="onLoad"/><svg:desc>formula</svg:desc></draw:frame></text:span><text:span text:style-name="T70">, можно рассчитать положение точки ICC.</text:span></text:p>
      <text:p text:style-name="P163"><text:span text:style-name="T59"><draw:frame draw:style-name="fr1" draw:name="Object101" text:anchor-type="as-char" svg:y="-0.152in" svg:width="2.2425in" svg:height="0.2in" draw:z-index="100"><draw:object xlink:href="./Object 101" xlink:type="simple" xlink:show="embed" xlink:actuate="onLoad"/><draw:image xlink:href="./ObjectReplacements/Object 101" xlink:type="simple" xlink:show="embed" xlink:actuate="onLoad"/><svg:desc>formula</svg:desc></draw:frame></text:span></text:p>
      <text:p text:style-name="P187"><text:span text:style-name="T59">Т</text:span><text:span text:style-name="T51">огда, значение производных переменных конфигурации по времени </text:span><text:span text:style-name="T59"><draw:frame draw:style-name="fr1" draw:name="Object102" text:anchor-type="as-char" svg:y="-0.1528in" svg:width="0.5654in" svg:height="0.2008in" draw:z-index="101"><draw:object xlink:href="./Object 102" xlink:type="simple" xlink:show="embed" xlink:actuate="onLoad"/><draw:image xlink:href="./ObjectReplacements/Object 102" xlink:type="simple" xlink:show="embed" xlink:actuate="onLoad"/><svg:desc>formula</svg:desc></draw:frame></text:span><text:span text:style-name="T59"><text:s/></text:span><text:span text:style-name="T51">равно:</text:span></text:p>
      <text:p text:style-name="P163"><text:span text:style-name="T59"><draw:frame draw:style-name="fr1" draw:name="Object103" text:anchor-type="as-char" svg:y="-0.3807in" svg:width="4.1075in" svg:height="0.6728in" draw:z-index="102"><draw:object xlink:href="./Object 103" xlink:type="simple" xlink:show="embed" xlink:actuate="onLoad"/><draw:image xlink:href="./ObjectReplacements/Object 103" xlink:type="simple" xlink:show="embed" xlink:actuate="onLoad"/><svg:desc>formula</svg:desc></draw:frame></text:span></text:p>
      <text:p text:style-name="P188"><text:span text:style-name="T59">Г</text:span><text:span text:style-name="T74">де </text:span><text:span text:style-name="T74"><draw:frame draw:style-name="fr1" draw:name="Object104" text:anchor-type="as-char" svg:y="-0.152in" svg:width="0.9874in" svg:height="0.2134in" draw:z-index="103"><draw:object xlink:href="./Object 104" xlink:type="simple" xlink:show="embed" xlink:actuate="onLoad"/><draw:image xlink:href="./ObjectReplacements/Object 104" xlink:type="simple" xlink:show="embed" xlink:actuate="onLoad"/><svg:desc>formula</svg:desc></draw:frame></text:span><text:span text:style-name="T74">.</text:span></text:p>
      <text:h text:style-name="Heading_20_2" text:outline-level="2"><text:bookmark-start text:name="__RefHeading___Toc2354_1024494410"/>Robot Operating System<text:bookmark-end text:name="__RefHeading___Toc2354_1024494410"/></text:h>
      <text:p text:style-name="P164"><text:span text:style-name="T111">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12">как и 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165">ROS основывается на трех уровнях концепций: (1) уровень файловой системы, (2) уровень вычислительного графа, (3) уровень сообщества. В рамках <text:soft-page-break/>данной работы необходимо усвоить концепцию вычислительного графа, который представляет собой P2P сеть процессов ROS.</text:p>
      <text:p text:style-name="P166">Базовые элементы из которых состоит графовая часть ROS:</text:p>
      <text:list xml:id="list2866570679" text:style-name="L7">
        <text:list-item>
          <text:p text:style-name="P167"><text:span text:style-name="T19">Узлы (Nodes)</text:span>: <text:span text:style-name="T113">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168"><text:span text:style-name="T23">Главный узел (Master)</text:span><text:span text:style-name="T115">: </text:span><text:span text:style-name="T114">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167"><text:span text:style-name="T19">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167"><text:span text:style-name="T19">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168"><text:span text:style-name="T23">Топики (Topics)</text:span><text:span text:style-name="T115">: Сообщения направляются с помощью системы, работающей по </text:span><text:span text:style-name="T116">системе</text:span><text:span text:style-name="T115">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16">Как только топик получает сообщение, он вызывает обратные функции, которые оповещают соответствующие узлы.</text:span></text:p>
        </text:list-item>
        <text:list-item>
          <text:p text:style-name="P169"><text:span text:style-name="T19">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text:soft-page-break/>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169"><text:span text:style-name="T19">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170">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171"><text:span text:style-name="T117">Еще один важный аспект ROS заключается в том, что он поставляется вместе с 3D-визуализатором Rviz (ROS Visualization).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18">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text:span></text:p>
      <text:h text:style-name="Heading_20_2" text:outline-level="2"><text:bookmark-start text:name="__RefHeading___Toc2356_1024494410"/>Gazebo<text:bookmark-end text:name="__RefHeading___Toc2356_1024494410"/></text:h>
      <text:p text:style-name="P172">Симулятор Gazebo спроектирован так, чтобы точно воспроизводить динамическую среду, с которой может столкнуться робот. Все смоделированные объекты обладают массой, скоростью, трением и множеством других характеристик, которые позволяют <text:span text:style-name="T119">этим объектам вести себя реалистично.</text:span></text:p>
      <text:p text:style-name="P173"><text:soft-page-break/>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175"><text:span text:style-name="T120">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span></text:p>
      <text:p text:style-name="P174">Основные компоненты симулятора:</text:p>
      <text:list xml:id="list3749589887" text:style-name="L8">
        <text:list-item>
          <text:p text:style-name="P176"><text:span text:style-name="T24">Модели, тела, соединения</text:span><text:span text:style-name="T120">: Модель </text:span><text:span text:style-name="T121">(Model)</text:span><text:span text:style-name="T120"> – любой объект, который имеет физическое представление. Модели включают в себя все от простой геометрии до сложных роботов. </text:span><text:span text:style-name="T121">Модель состоит как минимум из одного твердого тела, нуля или более соединений или датчиков.</text:span></text:p>
          <text:p text:style-name="P179">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179">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180">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180">В Gazebo достпуно три типа сенсоров: одометр, лучевой датчик, камера.</text:p>
        </text:list-item>
        <text:list-item>
          <text:p text:style-name="P177"><text:soft-page-break/><text:span text:style-name="T122">Внешние интерфейсы: Gazebo активно используется в ROS. Сервер ROS с помощью специального плагина «</text:span><text:span text:style-name="T25">ros-gazebo</text:span><text:span text:style-name="T122">» рассматривает Gazebo как реальное устройство, способное отправлять или получать данные.</text:span></text:p>
          <text:p text:style-name="P178"><text:span text:style-name="T123">Библиотека Gazebo предоставляет интерфейс для установки скорости вращения колес, считывания данных с лазерных датчиков, получения изображения с камеры.</text:span></text:p>
        </text:list-item>
      </text:list>
      <text:p text:style-name="P181"/>
      <text:h text:style-name="P104" text:outline-level="1"><text:bookmark-start text:name="__RefHeading___Toc2358_1024494410"/>Сравнение алгоритмов в симуляционной среде<text:bookmark-end text:name="__RefHeading___Toc2358_1024494410"/></text:h>
      <text:p text:style-name="P100">объем 3 - 4 стр.</text:p>
      <text:h text:style-name="P104" text:outline-level="1"><text:bookmark-start text:name="__RefHeading___Toc2366_1024494410"/>Анализ качества разработанного ПО<text:bookmark-end text:name="__RefHeading___Toc2366_1024494410"/></text:h>
      <text:h text:style-name="P105" text:outline-level="2"><text:bookmark-start text:name="__RefHeading___Toc2368_1024494410"/>Испытанные среды<text:bookmark-end text:name="__RefHeading___Toc2368_1024494410"/></text:h>
      <text:p text:style-name="P100">объем 1 стр.</text:p>
      <text:h text:style-name="P105" text:outline-level="2"><text:bookmark-start text:name="__RefHeading___Toc2370_1024494410"/>Ограничения к применению<text:bookmark-end text:name="__RefHeading___Toc2370_1024494410"/></text:h>
      <text:p text:style-name="P100">объем 1 стр.</text:p>
      <text:h text:style-name="P104" text:outline-level="1"><text:bookmark-start text:name="__RefHeading___Toc2372_1024494410"/>Заключение<text:bookmark-end text:name="__RefHeading___Toc2372_1024494410"/></text:h>
      <text:h text:style-name="P104" text:outline-level="1"><text:bookmark-start text:name="__RefHeading___Toc2374_1024494410"/>Литература<text:bookmark-end text:name="__RefHeading___Toc2374_1024494410"/></text:h>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Стиль" style:family="paragraph" style:default-outline-level="">
      <style:paragraph-properties fo:margin-top="0in" fo:margin-bottom="0in" loext:contextual-spacing="false" fo:text-align="start" style:justify-single-word="false" fo:orphans="0" fo:widows="0" fo:hyphenation-ladder-count="no-limit" style:vertical-align="baseline" style:writing-mode="lr-tb"/>
      <style:text-properties style:text-position="sub 58%" fo:letter-spacing="-0.0008in" fo:language="en" fo:country="US" style:letter-kerning="true"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2"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short_5f_text" style:display-name="short_text" style:family="text">
      <style:text-properties style:font-name-complex="Times New Roman2" style:font-family-complex="'Times New Roman'" style:font-family-generic-complex="system" style:font-pitch-complex="variable"/>
    </style:style>
    <style:style style:name="hps" style:family="text">
      <style:text-properties style:font-name-complex="Times New Roman2"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2"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2"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2" style:font-family-complex="'Times New Roman'" style:font-family-generic-complex="system" style:font-pitch-complex="variable"/>
    </style:style>
    <style:style style:name="translation" style:family="text">
      <style:text-properties style:font-name-complex="Times New Roman2"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681in" fo:page-height="11.6929in" style:num-format="1" style:print-orientation="portrait" fo:margin-top="0.5in" fo:margin-bottom="0.5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2</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106</meta:editing-cycles>
    <meta:print-date>2021-09-13T06:59:00</meta:print-date>
    <meta:creation-date>2021-09-16T07:34:00</meta:creation-date>
    <dc:date>2022-05-05T13:28:44.828281037</dc:date>
    <meta:editing-duration>P3DT7H29M35S</meta:editing-duration>
    <meta:generator>LibreOffice/6.4.7.2$Linux_X86_64 LibreOffice_project/40$Build-2</meta:generator>
    <meta:document-statistic meta:table-count="6" meta:image-count="0" meta:object-count="104" meta:page-count="26" meta:paragraph-count="261" meta:word-count="4203" meta:character-count="33437" meta:non-whitespace-character-count="293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style mathvariant="bold">
        <mover accent="true">
          <mi mathvariant="normal">x</mi>
          <mo stretchy="false">˙</mo>
        </mover>
      </mstyle>
      <mrow>
        <mrow>
          <mo fence="true" stretchy="false">(</mo>
          <mrow>
            <mi>t</mi>
          </mrow>
          <mo fence="true" stretchy="false">)</mo>
        </mrow>
        <mo stretchy="false">=</mo>
        <mstyle mathvariant="bold">
          <mi mathvariant="normal">f</mi>
        </mstyle>
      </mrow>
      <mrow>
        <mo fence="true" stretchy="false">(</mo>
        <mrow>
          <mrow>
            <mstyle mathvariant="bold">
              <mi mathvariant="normal">x</mi>
            </mstyle>
            <mrow>
              <mo fence="true" stretchy="false">(</mo>
              <mrow>
                <mi>t</mi>
              </mrow>
              <mo fence="true" stretchy="false">)</mo>
            </mrow>
            <mi>,</mi>
            <mstyle mathvariant="bold">
              <mi mathvariant="normal">u</mi>
            </mstyle>
            <mrow>
              <mo fence="true" stretchy="false">(</mo>
              <mrow>
                <mi>t</mi>
              </mrow>
              <mo fence="true" stretchy="false">)</mo>
            </mrow>
          </mrow>
        </mrow>
        <mo fence="true" stretchy="false">)</mo>
      </mrow>
    </mrow>
    <annotation encoding="StarMath 5.0">bold nitalic dot x( t)= bold nitalic f( bold nitalic x(t), bold nitalic u(t) )</annotation>
  </semantics>
</math>
</file>

<file path=Object 79/content.xml><?xml version="1.0" encoding="utf-8"?>
<math xmlns="http://www.w3.org/1998/Math/MathML" display="block">
  <semantics>
    <mrow>
      <mstyle mathvariant="bold">
        <mi mathvariant="normal">x</mi>
      </mstyle>
      <mrow>
        <mo fence="true" stretchy="false">(</mo>
        <mrow>
          <mi>t</mi>
        </mrow>
        <mo fence="true" stretchy="false">)</mo>
      </mrow>
    </mrow>
    <annotation encoding="StarMath 5.0">bold nitalic x(t)</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row>
      <mstyle mathvariant="bold">
        <mi mathvariant="normal">u</mi>
      </mstyle>
      <mrow>
        <mo fence="true" stretchy="false">(</mo>
        <mrow>
          <mi>t</mi>
        </mrow>
        <mo fence="true" stretchy="false">)</mo>
      </mrow>
    </mrow>
    <annotation encoding="StarMath 5.0">bold nitalic u(t)</annotation>
  </semantics>
</math>
</file>

<file path=Object 81/content.xml><?xml version="1.0" encoding="utf-8"?>
<math xmlns="http://www.w3.org/1998/Math/MathML" display="block">
  <semantics>
    <mstyle mathvariant="bold">
      <msub>
        <mi mathvariant="normal">x</mi>
        <mstyle mathvariant="italic">
          <mi>s</mi>
        </mstyle>
      </msub>
    </mstyle>
    <annotation encoding="StarMath 5.0">bold nitalic x_{nbold italic s}</annotation>
  </semantics>
</math>
</file>

<file path=Object 82/content.xml><?xml version="1.0" encoding="utf-8"?>
<math xmlns="http://www.w3.org/1998/Math/MathML" display="block">
  <semantics>
    <msub>
      <mi>t</mi>
      <mi>s</mi>
    </msub>
    <annotation encoding="StarMath 5.0">t_s</annotation>
  </semantics>
</math>
</file>

<file path=Object 83/content.xml><?xml version="1.0" encoding="utf-8"?>
<math xmlns="http://www.w3.org/1998/Math/MathML" display="block">
  <semantics>
    <mi mathvariant="normal">Χ</mi>
    <annotation encoding="StarMath 5.0">%CHI </annotation>
  </semantics>
</math>
</file>

<file path=Object 84/content.xml><?xml version="1.0" encoding="utf-8"?>
<math xmlns="http://www.w3.org/1998/Math/MathML" display="block">
  <semantics>
    <msub>
      <mi>t</mi>
      <mi>f</mi>
    </msub>
    <annotation encoding="StarMath 5.0">t_f</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